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005eb" officeooo:paragraph-rsid="001005eb"/>
    </style:style>
    <style:style style:name="P2" style:family="paragraph" style:parent-style-name="Text_20_body">
      <style:text-properties fo:font-size="16pt" style:text-underline-style="none" fo:font-weight="normal" officeooo:rsid="001005eb" officeooo:paragraph-rsid="001005e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1359e4" officeooo:paragraph-rsid="001359e4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15a786" officeooo:paragraph-rsid="0015a786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179990" officeooo:paragraph-rsid="00179990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20b979" officeooo:paragraph-rsid="0020b979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24b7dd" officeooo:paragraph-rsid="0024b7dd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251815" officeooo:paragraph-rsid="00251815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26a926" officeooo:paragraph-rsid="0026a926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26cc38" officeooo:paragraph-rsid="0026cc38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2d5555" officeooo:paragraph-rsid="002d5555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2dd576" officeooo:paragraph-rsid="002dd576" style:font-size-asian="14pt" style:font-weight-asian="normal" style:font-size-complex="16pt" style:font-weight-complex="normal"/>
    </style:style>
    <style:style style:name="P13" style:family="paragraph" style:parent-style-name="Text_20_body">
      <style:text-properties fo:font-size="16pt" style:text-underline-style="none" fo:font-weight="normal" officeooo:rsid="0034fea8" officeooo:paragraph-rsid="002dd576" style:font-size-asian="14pt" style:font-weight-asian="normal" style:font-size-complex="16pt" style:font-weight-complex="normal"/>
    </style:style>
    <style:style style:name="P14" style:family="paragraph" style:parent-style-name="Text_20_body">
      <style:text-properties fo:font-size="16pt" style:text-underline-style="none" fo:font-weight="normal" officeooo:rsid="0034fea8" officeooo:paragraph-rsid="0034fea8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35c0b0" officeooo:paragraph-rsid="0035c0b0" style:font-size-asian="14pt" style:font-weight-asian="normal" style:font-size-complex="16pt" style:font-weight-complex="normal"/>
    </style:style>
    <style:style style:name="P16" style:family="paragraph" style:parent-style-name="Text_20_body" style:list-style-name="L1">
      <style:text-properties fo:font-size="16pt" style:text-underline-style="none" fo:font-weight="normal" officeooo:rsid="003a4220" officeooo:paragraph-rsid="003a4220" style:font-size-asian="14pt" style:font-weight-asian="normal" style:font-size-complex="16pt" style:font-weight-complex="normal"/>
    </style:style>
    <style:style style:name="P17" style:family="paragraph" style:parent-style-name="Text_20_body" style:list-style-name="L1">
      <style:text-properties fo:font-size="16pt" style:text-underline-style="none" fo:font-weight="normal" officeooo:rsid="003c099a" officeooo:paragraph-rsid="003c099a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4a10c6" officeooo:paragraph-rsid="004a10c6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450e01" officeooo:paragraph-rsid="004bf2a7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46a1ac" officeooo:paragraph-rsid="004bf2a7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533e02" officeooo:paragraph-rsid="00533e02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b979" officeooo:paragraph-rsid="0055eb43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4b7dd" officeooo:paragraph-rsid="0055eb43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51815" officeooo:paragraph-rsid="0055eb43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6a926" officeooo:paragraph-rsid="0055eb43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6cc38" officeooo:paragraph-rsid="0055eb43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d5555" officeooo:paragraph-rsid="0055eb43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dd576" officeooo:paragraph-rsid="0055eb43" style:font-size-asian="14pt" style:font-weight-asian="normal" style:font-size-complex="16pt" style:font-weight-complex="normal"/>
    </style:style>
    <style:style style:name="P29" style:family="paragraph" style:parent-style-name="Text_20_body">
      <style:text-properties fo:font-size="16pt" style:text-underline-style="none" fo:font-weight="normal" officeooo:rsid="0034fea8" officeooo:paragraph-rsid="0055eb43" style:font-size-asian="14pt" style:font-weight-asian="normal" style:font-size-complex="16pt" style:font-weight-complex="normal"/>
    </style:style>
    <style:style style:name="P30" style:family="paragraph" style:parent-style-name="Text_20_body">
      <style:text-properties fo:font-size="16pt" style:text-underline-style="none" fo:font-weight="normal" officeooo:rsid="0035c0b0" officeooo:paragraph-rsid="0055eb43" style:font-size-asian="14pt" style:font-weight-asian="normal" style:font-size-complex="16pt" style:font-weight-complex="normal"/>
    </style:style>
    <style:style style:name="P31" style:family="paragraph" style:parent-style-name="Text_20_body" style:list-style-name="L1">
      <style:text-properties fo:font-size="16pt" style:text-underline-style="none" fo:font-weight="normal" officeooo:rsid="003a4220" officeooo:paragraph-rsid="0055eb43" style:font-size-asian="14pt" style:font-weight-asian="normal" style:font-size-complex="16pt" style:font-weight-complex="normal"/>
    </style:style>
    <style:style style:name="P32" style:family="paragraph" style:parent-style-name="Text_20_body" style:list-style-name="L1">
      <style:text-properties fo:font-size="16pt" style:text-underline-style="none" fo:font-weight="normal" officeooo:rsid="003c099a" officeooo:paragraph-rsid="0055eb43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none" fo:font-weight="normal" officeooo:rsid="00cfccbe" officeooo:paragraph-rsid="00cfccbe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6674a6" officeooo:paragraph-rsid="006674a6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692442" officeooo:paragraph-rsid="00692442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6d4c6e" officeooo:paragraph-rsid="006d4c6e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6e4648" officeooo:paragraph-rsid="006e4648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6ff569" officeooo:paragraph-rsid="006ff569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72fca9" officeooo:paragraph-rsid="0072fca9" style:font-size-asian="14pt" style:font-weight-asian="normal" style:font-size-complex="16pt" style:font-weight-complex="normal"/>
    </style:style>
    <style:style style:name="P40" style:family="paragraph" style:parent-style-name="Text_20_body" style:list-style-name="L2">
      <style:text-properties fo:font-size="16pt" style:text-underline-style="none" fo:font-weight="normal" officeooo:rsid="00744f50" officeooo:paragraph-rsid="00744f50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794419" officeooo:paragraph-rsid="00794419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8b61b2" officeooo:paragraph-rsid="00ead138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8d38a2" officeooo:paragraph-rsid="00ead138" style:font-size-asian="14pt" style:font-weight-asian="normal" style:font-size-complex="16pt" style:font-weight-complex="normal"/>
    </style:style>
    <style:style style:name="P44" style:family="paragraph" style:parent-style-name="Text_20_body">
      <style:text-properties fo:font-size="16pt" style:text-underline-style="none" fo:font-weight="normal" officeooo:rsid="008df88e" officeooo:paragraph-rsid="00ead138" style:font-size-asian="14pt" style:font-weight-asian="normal" style:font-size-complex="16pt" style:font-weight-complex="normal"/>
    </style:style>
    <style:style style:name="P45" style:family="paragraph" style:parent-style-name="Text_20_body">
      <style:text-properties fo:font-size="16pt" style:text-underline-style="none" fo:font-weight="normal" officeooo:rsid="00919e00" officeooo:paragraph-rsid="00ead138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91c444" officeooo:paragraph-rsid="00ead138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92b30a" officeooo:paragraph-rsid="00ead138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none" fo:font-weight="normal" officeooo:rsid="009723ce" officeooo:paragraph-rsid="00ead13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97e594" officeooo:paragraph-rsid="00ead138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989930" officeooo:paragraph-rsid="00ead138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9aa3be" officeooo:paragraph-rsid="00ead138" style:font-size-asian="14pt" style:font-weight-asian="normal" style:font-size-complex="16pt" style:font-weight-complex="normal"/>
    </style:style>
    <style:style style:name="P52" style:family="paragraph" style:parent-style-name="Text_20_body" style:list-style-name="L3">
      <style:text-properties fo:font-size="16pt" style:text-underline-style="none" fo:font-weight="normal" officeooo:rsid="009af1f6" officeooo:paragraph-rsid="00ead138" style:font-size-asian="14pt" style:font-weight-asian="normal" style:font-size-complex="16pt" style:font-weight-complex="normal"/>
    </style:style>
    <style:style style:name="P53" style:family="paragraph" style:parent-style-name="Text_20_body" style:list-style-name="L3">
      <style:text-properties fo:font-size="16pt" style:text-underline-style="none" fo:font-weight="normal" officeooo:rsid="009c5f76" officeooo:paragraph-rsid="00ead13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87671c" officeooo:paragraph-rsid="0087671c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8b61b2" officeooo:paragraph-rsid="008b61b2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8d38a2" officeooo:paragraph-rsid="008d38a2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8df88e" officeooo:paragraph-rsid="008df88e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919e00" officeooo:paragraph-rsid="00919e00" style:font-size-asian="14pt" style:font-weight-asian="normal" style:font-size-complex="16pt" style:font-weight-complex="normal"/>
    </style:style>
    <style:style style:name="P59" style:family="paragraph" style:parent-style-name="Text_20_body">
      <style:text-properties fo:font-size="16pt" style:text-underline-style="none" fo:font-weight="normal" officeooo:rsid="0091c444" officeooo:paragraph-rsid="0091c444" style:font-size-asian="14pt" style:font-weight-asian="normal" style:font-size-complex="16pt" style:font-weight-complex="normal"/>
    </style:style>
    <style:style style:name="P60" style:family="paragraph" style:parent-style-name="Text_20_body">
      <style:text-properties fo:font-size="16pt" style:text-underline-style="none" fo:font-weight="normal" officeooo:rsid="0092b30a" officeooo:paragraph-rsid="0092b30a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9723ce" officeooo:paragraph-rsid="009723c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97e594" officeooo:paragraph-rsid="0097e594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989930" officeooo:paragraph-rsid="00989930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9aa3be" officeooo:paragraph-rsid="009aa3be" style:font-size-asian="14pt" style:font-weight-asian="normal" style:font-size-complex="16pt" style:font-weight-complex="normal"/>
    </style:style>
    <style:style style:name="P65" style:family="paragraph" style:parent-style-name="Text_20_body" style:list-style-name="L3">
      <style:text-properties fo:font-size="16pt" style:text-underline-style="none" fo:font-weight="normal" officeooo:rsid="009af1f6" officeooo:paragraph-rsid="009af1f6" style:font-size-asian="14pt" style:font-weight-asian="normal" style:font-size-complex="16pt" style:font-weight-complex="normal"/>
    </style:style>
    <style:style style:name="P66" style:family="paragraph" style:parent-style-name="Text_20_body" style:list-style-name="L3">
      <style:text-properties fo:font-size="16pt" style:text-underline-style="none" fo:font-weight="normal" officeooo:rsid="009c5f76" officeooo:paragraph-rsid="009c5f76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f2d0c4" officeooo:paragraph-rsid="00f2d0c4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8b61b2" officeooo:paragraph-rsid="00f2d0c4" style:font-size-asian="14pt" style:font-weight-asian="normal" style:font-size-complex="16pt" style:font-weight-complex="normal"/>
    </style:style>
    <style:style style:name="P69" style:family="paragraph" style:parent-style-name="Text_20_body">
      <style:text-properties fo:font-size="16pt" style:text-underline-style="none" fo:font-weight="normal" officeooo:rsid="008d38a2" officeooo:paragraph-rsid="00f2d0c4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8df88e" officeooo:paragraph-rsid="00f2d0c4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919e00" officeooo:paragraph-rsid="00f2d0c4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91c444" officeooo:paragraph-rsid="00f2d0c4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92b30a" officeooo:paragraph-rsid="00f2d0c4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9723ce" officeooo:paragraph-rsid="00f2d0c4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97e594" officeooo:paragraph-rsid="00f2d0c4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989930" officeooo:paragraph-rsid="00f2d0c4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9aa3be" officeooo:paragraph-rsid="00f2d0c4" style:font-size-asian="14pt" style:font-weight-asian="normal" style:font-size-complex="16pt" style:font-weight-complex="normal"/>
    </style:style>
    <style:style style:name="P78" style:family="paragraph" style:parent-style-name="Text_20_body" style:list-style-name="L3">
      <style:text-properties fo:font-size="16pt" style:text-underline-style="none" fo:font-weight="normal" officeooo:rsid="009af1f6" officeooo:paragraph-rsid="00f2d0c4" style:font-size-asian="14pt" style:font-weight-asian="normal" style:font-size-complex="16pt" style:font-weight-complex="normal"/>
    </style:style>
    <style:style style:name="P79" style:family="paragraph" style:parent-style-name="Text_20_body" style:list-style-name="L3">
      <style:text-properties fo:font-size="16pt" style:text-underline-style="none" fo:font-weight="normal" officeooo:rsid="009c5f76" officeooo:paragraph-rsid="00f2d0c4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9f0530" officeooo:paragraph-rsid="009f0530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b61b2" officeooo:paragraph-rsid="00a1016e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d38a2" officeooo:paragraph-rsid="00a1016e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df88e" officeooo:paragraph-rsid="00a1016e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919e00" officeooo:paragraph-rsid="00a1016e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91c444" officeooo:paragraph-rsid="00a1016e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92b30a" officeooo:paragraph-rsid="00a1016e" style:font-size-asian="14pt" style:font-weight-asian="normal" style:font-size-complex="16pt" style:font-weight-complex="normal"/>
    </style:style>
    <style:style style:name="P87" style:family="paragraph" style:parent-style-name="Text_20_body">
      <style:text-properties fo:font-size="16pt" style:text-underline-style="none" fo:font-weight="normal" officeooo:rsid="009723ce" officeooo:paragraph-rsid="00a1016e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97e594" officeooo:paragraph-rsid="00a1016e" style:font-size-asian="14pt" style:font-weight-asian="normal" style:font-size-complex="16pt" style:font-weight-complex="normal"/>
    </style:style>
    <style:style style:name="P89" style:family="paragraph" style:parent-style-name="Text_20_body">
      <style:text-properties fo:font-size="16pt" style:text-underline-style="none" fo:font-weight="normal" officeooo:rsid="00989930" officeooo:paragraph-rsid="00a1016e" style:font-size-asian="14pt" style:font-weight-asian="normal" style:font-size-complex="16pt" style:font-weight-complex="normal"/>
    </style:style>
    <style:style style:name="P90" style:family="paragraph" style:parent-style-name="Text_20_body">
      <style:text-properties fo:font-size="16pt" style:text-underline-style="none" fo:font-weight="normal" officeooo:rsid="009aa3be" officeooo:paragraph-rsid="00a1016e" style:font-size-asian="14pt" style:font-weight-asian="normal" style:font-size-complex="16pt" style:font-weight-complex="normal"/>
    </style:style>
    <style:style style:name="P91" style:family="paragraph" style:parent-style-name="Text_20_body" style:list-style-name="L3">
      <style:text-properties fo:font-size="16pt" style:text-underline-style="none" fo:font-weight="normal" officeooo:rsid="009af1f6" officeooo:paragraph-rsid="00a1016e" style:font-size-asian="14pt" style:font-weight-asian="normal" style:font-size-complex="16pt" style:font-weight-complex="normal"/>
    </style:style>
    <style:style style:name="P92" style:family="paragraph" style:parent-style-name="Text_20_body" style:list-style-name="L3">
      <style:text-properties fo:font-size="16pt" style:text-underline-style="none" fo:font-weight="normal" officeooo:rsid="009c5f76" officeooo:paragraph-rsid="00a1016e" style:font-size-asian="14pt" style:font-weight-asian="normal" style:font-size-complex="16pt" style:font-weight-complex="normal"/>
    </style:style>
    <style:style style:name="P93" style:family="paragraph" style:parent-style-name="Text_20_body">
      <style:text-properties fo:font-size="16pt" style:text-underline-style="none" fo:font-weight="normal" officeooo:rsid="00ad3fd0" officeooo:paragraph-rsid="00ad3fd0" style:font-size-asian="14pt" style:font-weight-asian="normal" style:font-size-complex="16pt" style:font-weight-complex="normal"/>
    </style:style>
    <style:style style:name="P94" style:family="paragraph" style:parent-style-name="Text_20_body">
      <style:text-properties fo:font-size="16pt" style:text-underline-style="none" fo:font-weight="normal" officeooo:rsid="00aeba4b" officeooo:paragraph-rsid="00aeba4b" style:font-size-asian="14pt" style:font-weight-asian="normal" style:font-size-complex="16pt" style:font-weight-complex="normal"/>
    </style:style>
    <style:style style:name="P95" style:family="paragraph" style:parent-style-name="Text_20_body">
      <style:text-properties fo:font-size="16pt" style:text-underline-style="none" fo:font-weight="normal" officeooo:rsid="00afc1ff" officeooo:paragraph-rsid="00afc1ff" style:font-size-asian="14pt" style:font-weight-asian="normal" style:font-size-complex="16pt" style:font-weight-complex="normal"/>
    </style:style>
    <style:style style:name="P96" style:family="paragraph" style:parent-style-name="Text_20_body">
      <style:text-properties fo:font-size="16pt" style:text-underline-style="none" fo:font-weight="normal" officeooo:rsid="00b08532" officeooo:paragraph-rsid="00b08532" style:font-size-asian="14pt" style:font-weight-asian="normal" style:font-size-complex="16pt" style:font-weight-complex="normal"/>
    </style:style>
    <style:style style:name="P97" style:family="paragraph" style:parent-style-name="Text_20_body">
      <style:text-properties fo:font-size="16pt" style:text-underline-style="none" fo:font-weight="normal" officeooo:rsid="00b3578a" officeooo:paragraph-rsid="00b3578a" style:font-size-asian="14pt" style:font-weight-asian="normal" style:font-size-complex="16pt" style:font-weight-complex="normal"/>
    </style:style>
    <style:style style:name="P98" style:family="paragraph" style:parent-style-name="Text_20_body">
      <style:text-properties fo:font-size="16pt" style:text-underline-style="none" fo:font-weight="normal" officeooo:rsid="00b55231" officeooo:paragraph-rsid="00b55231" style:font-size-asian="14pt" style:font-weight-asian="normal" style:font-size-complex="16pt" style:font-weight-complex="normal"/>
    </style:style>
    <style:style style:name="P99" style:family="paragraph" style:parent-style-name="Text_20_body">
      <style:text-properties fo:font-size="16pt" style:text-underline-style="none" fo:font-weight="normal" officeooo:rsid="00b691b6" officeooo:paragraph-rsid="00b691b6" style:font-size-asian="14pt" style:font-weight-asian="normal" style:font-size-complex="16pt" style:font-weight-complex="normal"/>
    </style:style>
    <style:style style:name="P100" style:family="paragraph" style:parent-style-name="Text_20_body">
      <style:text-properties fo:font-size="16pt" style:text-underline-style="none" fo:font-weight="normal" officeooo:rsid="00b7602f" officeooo:paragraph-rsid="00b7602f" style:font-size-asian="14pt" style:font-weight-asian="normal" style:font-size-complex="16pt" style:font-weight-complex="normal"/>
    </style:style>
    <style:style style:name="P101" style:family="paragraph" style:parent-style-name="Text_20_body">
      <style:text-properties fo:font-size="16pt" style:text-underline-style="none" fo:font-weight="normal" officeooo:rsid="00b88705" officeooo:paragraph-rsid="00b88705" style:font-size-asian="14pt" style:font-weight-asian="normal" style:font-size-complex="16pt" style:font-weight-complex="normal"/>
    </style:style>
    <style:style style:name="P102" style:family="paragraph" style:parent-style-name="Text_20_body">
      <style:text-properties fo:font-size="16pt" style:text-underline-style="none" fo:font-weight="normal" officeooo:rsid="00ba3ced" officeooo:paragraph-rsid="00ba3ced" style:font-size-asian="14pt" style:font-weight-asian="normal" style:font-size-complex="16pt" style:font-weight-complex="normal"/>
    </style:style>
    <style:style style:name="P103" style:family="paragraph" style:parent-style-name="Text_20_body" style:list-style-name="L4">
      <style:text-properties fo:font-size="16pt" style:text-underline-style="none" fo:font-weight="normal" officeooo:rsid="00bbaca1" officeooo:paragraph-rsid="00bbaca1" style:font-size-asian="14pt" style:font-weight-asian="normal" style:font-size-complex="16pt" style:font-weight-complex="normal"/>
    </style:style>
    <style:style style:name="P104" style:family="paragraph" style:parent-style-name="Text_20_body" style:list-style-name="L4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5" style:family="paragraph" style:parent-style-name="Text_20_body">
      <style:text-properties fo:font-size="16pt" style:text-underline-style="none" fo:font-weight="normal" officeooo:rsid="00bbf186" officeooo:paragraph-rsid="00bbf186" style:font-size-asian="14pt" style:font-weight-asian="normal" style:font-size-complex="16pt" style:font-weight-complex="normal"/>
    </style:style>
    <style:style style:name="P106" style:family="paragraph" style:parent-style-name="Text_20_body">
      <style:text-properties fo:font-size="16pt" style:text-underline-style="none" fo:font-weight="normal" officeooo:rsid="00aeba4b" officeooo:paragraph-rsid="00be5afc" style:font-size-asian="14pt" style:font-weight-asian="normal" style:font-size-complex="16pt" style:font-weight-complex="normal"/>
    </style:style>
    <style:style style:name="P107" style:family="paragraph" style:parent-style-name="Text_20_body">
      <style:text-properties fo:font-size="16pt" style:text-underline-style="none" fo:font-weight="normal" officeooo:rsid="00afc1ff" officeooo:paragraph-rsid="00be5afc" style:font-size-asian="14pt" style:font-weight-asian="normal" style:font-size-complex="16pt" style:font-weight-complex="normal"/>
    </style:style>
    <style:style style:name="P108" style:family="paragraph" style:parent-style-name="Text_20_body">
      <style:text-properties fo:font-size="16pt" style:text-underline-style="none" fo:font-weight="normal" officeooo:rsid="00b08532" officeooo:paragraph-rsid="00be5afc" style:font-size-asian="14pt" style:font-weight-asian="normal" style:font-size-complex="16pt" style:font-weight-complex="normal"/>
    </style:style>
    <style:style style:name="P109" style:family="paragraph" style:parent-style-name="Text_20_body">
      <style:text-properties fo:font-size="16pt" style:text-underline-style="none" fo:font-weight="normal" officeooo:rsid="00b3578a" officeooo:paragraph-rsid="00be5afc" style:font-size-asian="14pt" style:font-weight-asian="normal" style:font-size-complex="16pt" style:font-weight-complex="normal"/>
    </style:style>
    <style:style style:name="P110" style:family="paragraph" style:parent-style-name="Text_20_body">
      <style:text-properties fo:font-size="16pt" style:text-underline-style="none" fo:font-weight="normal" officeooo:rsid="00b55231" officeooo:paragraph-rsid="00be5afc" style:font-size-asian="14pt" style:font-weight-asian="normal" style:font-size-complex="16pt" style:font-weight-complex="normal"/>
    </style:style>
    <style:style style:name="P111" style:family="paragraph" style:parent-style-name="Text_20_body">
      <style:text-properties fo:font-size="16pt" style:text-underline-style="none" fo:font-weight="normal" officeooo:rsid="00b691b6" officeooo:paragraph-rsid="00be5afc" style:font-size-asian="14pt" style:font-weight-asian="normal" style:font-size-complex="16pt" style:font-weight-complex="normal"/>
    </style:style>
    <style:style style:name="P112" style:family="paragraph" style:parent-style-name="Text_20_body">
      <style:text-properties fo:font-size="16pt" style:text-underline-style="none" fo:font-weight="normal" officeooo:rsid="00b7602f" officeooo:paragraph-rsid="00be5afc" style:font-size-asian="14pt" style:font-weight-asian="normal" style:font-size-complex="16pt" style:font-weight-complex="normal"/>
    </style:style>
    <style:style style:name="P113" style:family="paragraph" style:parent-style-name="Text_20_body">
      <style:text-properties fo:font-size="16pt" style:text-underline-style="none" fo:font-weight="normal" officeooo:rsid="00b88705" officeooo:paragraph-rsid="00be5afc" style:font-size-asian="14pt" style:font-weight-asian="normal" style:font-size-complex="16pt" style:font-weight-complex="normal"/>
    </style:style>
    <style:style style:name="P114" style:family="paragraph" style:parent-style-name="Text_20_body">
      <style:text-properties fo:font-size="16pt" style:text-underline-style="none" fo:font-weight="normal" officeooo:rsid="00ba3ced" officeooo:paragraph-rsid="00be5afc" style:font-size-asian="14pt" style:font-weight-asian="normal" style:font-size-complex="16pt" style:font-weight-complex="normal"/>
    </style:style>
    <style:style style:name="P115" style:family="paragraph" style:parent-style-name="Text_20_body" style:list-style-name="L4">
      <style:text-properties fo:font-size="16pt" style:text-underline-style="none" fo:font-weight="normal" officeooo:rsid="00bbaca1" officeooo:paragraph-rsid="00be5afc" style:font-size-asian="14pt" style:font-weight-asian="normal" style:font-size-complex="16pt" style:font-weight-complex="normal"/>
    </style:style>
    <style:style style:name="P116" style:family="paragraph" style:parent-style-name="Text_20_body" style:list-style-name="L4">
      <style:text-properties fo:font-size="16pt" style:text-underline-style="none" fo:font-weight="normal" officeooo:rsid="00bbf186" officeooo:paragraph-rsid="00be5afc" style:font-size-asian="14pt" style:font-weight-asian="normal" style:font-size-complex="16pt" style:font-weight-complex="normal"/>
    </style:style>
    <style:style style:name="P117" style:family="paragraph" style:parent-style-name="Text_20_body">
      <style:text-properties fo:font-size="16pt" style:text-underline-style="none" fo:font-weight="normal" officeooo:rsid="00be5afc" officeooo:paragraph-rsid="00be5afc" style:font-size-asian="14pt" style:font-weight-asian="normal" style:font-size-complex="16pt" style:font-weight-complex="normal"/>
    </style:style>
    <style:style style:name="P118" style:family="paragraph" style:parent-style-name="Text_20_body">
      <style:text-properties fo:font-size="16pt" style:text-underline-style="none" fo:font-weight="normal" officeooo:rsid="00f8657e" officeooo:paragraph-rsid="01121e9c" style:font-size-asian="14pt" style:font-weight-asian="normal" style:font-size-complex="16pt" style:font-weight-complex="normal"/>
    </style:style>
    <style:style style:name="P119" style:family="paragraph" style:parent-style-name="Text_20_body">
      <style:text-properties fo:font-size="16pt" style:text-underline-style="none" fo:font-weight="normal" officeooo:rsid="00fde044" officeooo:paragraph-rsid="01121e9c" style:font-size-asian="14pt" style:font-weight-asian="normal" style:font-size-complex="16pt" style:font-weight-complex="normal"/>
    </style:style>
    <style:style style:name="P120" style:family="paragraph" style:parent-style-name="Text_20_body">
      <style:text-properties fo:font-size="16pt" style:text-underline-style="none" fo:font-weight="normal" officeooo:rsid="00ff4003" officeooo:paragraph-rsid="01121e9c" style:font-size-asian="14pt" style:font-weight-asian="normal" style:font-size-complex="16pt" style:font-weight-complex="normal"/>
    </style:style>
    <style:style style:name="P121" style:family="paragraph" style:parent-style-name="Text_20_body">
      <style:text-properties fo:font-size="16pt" style:text-underline-style="none" fo:font-weight="normal" officeooo:rsid="0100ac81" officeooo:paragraph-rsid="01121e9c" style:font-size-asian="14pt" style:font-weight-asian="normal" style:font-size-complex="16pt" style:font-weight-complex="normal"/>
    </style:style>
    <style:style style:name="P122" style:family="paragraph" style:parent-style-name="Text_20_body" style:list-style-name="L5">
      <style:text-properties fo:font-size="16pt" style:text-underline-style="none" fo:font-weight="normal" officeooo:rsid="0101a3b0" officeooo:paragraph-rsid="01121e9c" style:font-size-asian="14pt" style:font-weight-asian="normal" style:font-size-complex="16pt" style:font-weight-complex="normal"/>
    </style:style>
    <style:style style:name="P123" style:family="paragraph" style:parent-style-name="Text_20_body">
      <style:text-properties fo:font-size="16pt" style:text-underline-style="none" fo:font-weight="normal" officeooo:rsid="0104828e" officeooo:paragraph-rsid="01121e9c" style:font-size-asian="14pt" style:font-weight-asian="normal" style:font-size-complex="16pt" style:font-weight-complex="normal"/>
    </style:style>
    <style:style style:name="P124" style:family="paragraph" style:parent-style-name="Text_20_body">
      <style:text-properties fo:font-size="16pt" style:text-underline-style="none" fo:font-weight="normal" officeooo:rsid="00f8657e" officeooo:paragraph-rsid="00f8657e" style:font-size-asian="14pt" style:font-weight-asian="normal" style:font-size-complex="16pt" style:font-weight-complex="normal"/>
    </style:style>
    <style:style style:name="P125" style:family="paragraph" style:parent-style-name="Text_20_body">
      <style:text-properties fo:font-size="16pt" style:text-underline-style="none" fo:font-weight="normal" officeooo:rsid="00fde044" officeooo:paragraph-rsid="00fde044" style:font-size-asian="14pt" style:font-weight-asian="normal" style:font-size-complex="16pt" style:font-weight-complex="normal"/>
    </style:style>
    <style:style style:name="P126" style:family="paragraph" style:parent-style-name="Text_20_body">
      <style:text-properties fo:font-size="16pt" style:text-underline-style="none" fo:font-weight="normal" officeooo:rsid="00ff4003" officeooo:paragraph-rsid="00ff4003" style:font-size-asian="14pt" style:font-weight-asian="normal" style:font-size-complex="16pt" style:font-weight-complex="normal"/>
    </style:style>
    <style:style style:name="P127" style:family="paragraph" style:parent-style-name="Text_20_body">
      <style:text-properties fo:font-size="16pt" style:text-underline-style="none" fo:font-weight="normal" officeooo:rsid="0100ac81" officeooo:paragraph-rsid="0100ac81" style:font-size-asian="14pt" style:font-weight-asian="normal" style:font-size-complex="16pt" style:font-weight-complex="normal"/>
    </style:style>
    <style:style style:name="P128" style:family="paragraph" style:parent-style-name="Text_20_body" style:list-style-name="L5">
      <style:text-properties fo:font-size="16pt" style:text-underline-style="none" fo:font-weight="normal" officeooo:rsid="0101a3b0" officeooo:paragraph-rsid="0101a3b0" style:font-size-asian="14pt" style:font-weight-asian="normal" style:font-size-complex="16pt" style:font-weight-complex="normal"/>
    </style:style>
    <style:style style:name="P129" style:family="paragraph" style:parent-style-name="Text_20_body">
      <style:text-properties fo:font-size="16pt" style:text-underline-style="none" fo:font-weight="normal" officeooo:rsid="0104828e" officeooo:paragraph-rsid="0104828e" style:font-size-asian="14pt" style:font-weight-asian="normal" style:font-size-complex="16pt" style:font-weight-complex="normal"/>
    </style:style>
    <style:style style:name="P130" style:family="paragraph" style:parent-style-name="Text_20_body">
      <style:text-properties fo:font-size="16pt" style:text-underline-style="none" fo:font-weight="normal" officeooo:rsid="00f8657e" officeooo:paragraph-rsid="01192d90" style:font-size-asian="14pt" style:font-weight-asian="normal" style:font-size-complex="16pt" style:font-weight-complex="normal"/>
    </style:style>
    <style:style style:name="P131" style:family="paragraph" style:parent-style-name="Text_20_body">
      <style:text-properties fo:font-size="16pt" style:text-underline-style="none" fo:font-weight="normal" officeooo:rsid="00fde044" officeooo:paragraph-rsid="01192d90" style:font-size-asian="14pt" style:font-weight-asian="normal" style:font-size-complex="16pt" style:font-weight-complex="normal"/>
    </style:style>
    <style:style style:name="P132" style:family="paragraph" style:parent-style-name="Text_20_body">
      <style:text-properties fo:font-size="16pt" style:text-underline-style="none" fo:font-weight="normal" officeooo:rsid="00ff4003" officeooo:paragraph-rsid="01192d90" style:font-size-asian="14pt" style:font-weight-asian="normal" style:font-size-complex="16pt" style:font-weight-complex="normal"/>
    </style:style>
    <style:style style:name="P133" style:family="paragraph" style:parent-style-name="Text_20_body">
      <style:text-properties fo:font-size="16pt" style:text-underline-style="none" fo:font-weight="normal" officeooo:rsid="0100ac81" officeooo:paragraph-rsid="01192d90" style:font-size-asian="14pt" style:font-weight-asian="normal" style:font-size-complex="16pt" style:font-weight-complex="normal"/>
    </style:style>
    <style:style style:name="P134" style:family="paragraph" style:parent-style-name="Text_20_body" style:list-style-name="L5">
      <style:text-properties fo:font-size="16pt" style:text-underline-style="none" fo:font-weight="normal" officeooo:rsid="0101a3b0" officeooo:paragraph-rsid="01192d90" style:font-size-asian="14pt" style:font-weight-asian="normal" style:font-size-complex="16pt" style:font-weight-complex="normal"/>
    </style:style>
    <style:style style:name="P135" style:family="paragraph" style:parent-style-name="Text_20_body">
      <style:text-properties fo:font-size="16pt" style:text-underline-style="none" fo:font-weight="normal" officeooo:rsid="0104828e" officeooo:paragraph-rsid="01192d90" style:font-size-asian="14pt" style:font-weight-asian="normal" style:font-size-complex="16pt" style:font-weight-complex="normal"/>
    </style:style>
    <style:style style:name="P136" style:family="paragraph" style:parent-style-name="Text_20_body">
      <style:text-properties fo:font-size="16pt" style:text-underline-style="none" fo:font-weight="normal" officeooo:rsid="00f8657e" officeooo:paragraph-rsid="0108964a" style:font-size-asian="14pt" style:font-weight-asian="normal" style:font-size-complex="16pt" style:font-weight-complex="normal"/>
    </style:style>
    <style:style style:name="P137" style:family="paragraph" style:parent-style-name="Text_20_body">
      <style:text-properties fo:font-size="16pt" style:text-underline-style="none" fo:font-weight="normal" officeooo:rsid="00fde044" officeooo:paragraph-rsid="0108964a" style:font-size-asian="14pt" style:font-weight-asian="normal" style:font-size-complex="16pt" style:font-weight-complex="normal"/>
    </style:style>
    <style:style style:name="P138" style:family="paragraph" style:parent-style-name="Text_20_body">
      <style:text-properties fo:font-size="16pt" style:text-underline-style="none" fo:font-weight="normal" officeooo:rsid="00ff4003" officeooo:paragraph-rsid="0108964a" style:font-size-asian="14pt" style:font-weight-asian="normal" style:font-size-complex="16pt" style:font-weight-complex="normal"/>
    </style:style>
    <style:style style:name="P139" style:family="paragraph" style:parent-style-name="Text_20_body">
      <style:text-properties fo:font-size="16pt" style:text-underline-style="none" fo:font-weight="normal" officeooo:rsid="0100ac81" officeooo:paragraph-rsid="0108964a" style:font-size-asian="14pt" style:font-weight-asian="normal" style:font-size-complex="16pt" style:font-weight-complex="normal"/>
    </style:style>
    <style:style style:name="P140" style:family="paragraph" style:parent-style-name="Text_20_body" style:list-style-name="L5">
      <style:text-properties fo:font-size="16pt" style:text-underline-style="none" fo:font-weight="normal" officeooo:rsid="0101a3b0" officeooo:paragraph-rsid="0108964a" style:font-size-asian="14pt" style:font-weight-asian="normal" style:font-size-complex="16pt" style:font-weight-complex="normal"/>
    </style:style>
    <style:style style:name="P141" style:family="paragraph" style:parent-style-name="Text_20_body">
      <style:text-properties fo:font-size="16pt" style:text-underline-style="none" fo:font-weight="normal" officeooo:rsid="010d791e" officeooo:paragraph-rsid="010d791e" style:font-size-asian="14pt" style:font-weight-asian="normal" style:font-size-complex="16pt" style:font-weight-complex="normal"/>
    </style:style>
    <style:style style:name="P142" style:family="paragraph" style:parent-style-name="Text_20_body">
      <style:text-properties fo:font-size="16pt" style:text-underline-style="none" fo:font-weight="normal" officeooo:rsid="000fa5b4" officeooo:paragraph-rsid="012b31e9" style:font-size-asian="14pt" style:font-weight-asian="normal" style:font-size-complex="16pt" style:font-weight-complex="normal"/>
    </style:style>
    <style:style style:name="P143" style:family="paragraph" style:parent-style-name="Text_20_body">
      <style:text-properties fo:font-size="16pt" style:text-underline-style="none" fo:font-weight="normal" officeooo:rsid="00126f88" officeooo:paragraph-rsid="012b31e9" style:font-size-asian="14pt" style:font-weight-asian="normal" style:font-size-complex="16pt" style:font-weight-complex="normal"/>
    </style:style>
    <style:style style:name="P144" style:family="paragraph" style:parent-style-name="Text_20_body">
      <style:text-properties fo:font-size="16pt" style:text-underline-style="none" fo:font-weight="normal" officeooo:rsid="0015369b" officeooo:paragraph-rsid="012b31e9" style:font-size-asian="14pt" style:font-weight-asian="normal" style:font-size-complex="16pt" style:font-weight-complex="normal"/>
    </style:style>
    <style:style style:name="P145" style:family="paragraph" style:parent-style-name="Text_20_body">
      <style:text-properties fo:font-size="16pt" style:text-underline-style="none" fo:font-weight="normal" officeooo:rsid="0016a623" officeooo:paragraph-rsid="012b31e9" style:font-size-asian="14pt" style:font-weight-asian="normal" style:font-size-complex="16pt" style:font-weight-complex="normal"/>
    </style:style>
    <style:style style:name="P146" style:family="paragraph" style:parent-style-name="Text_20_body">
      <style:text-properties fo:font-size="16pt" style:text-underline-style="none" fo:font-weight="normal" officeooo:rsid="0017e389" officeooo:paragraph-rsid="012b31e9" style:font-size-asian="14pt" style:font-weight-asian="normal" style:font-size-complex="16pt" style:font-weight-complex="normal"/>
    </style:style>
    <style:style style:name="P147" style:family="paragraph" style:parent-style-name="Text_20_body">
      <style:text-properties fo:font-size="16pt" style:text-underline-style="none" fo:font-weight="normal" officeooo:rsid="002010d3" officeooo:paragraph-rsid="012b31e9" style:font-size-asian="14pt" style:font-weight-asian="normal" style:font-size-complex="16pt" style:font-weight-complex="normal"/>
    </style:style>
    <style:style style:name="P148" style:family="paragraph" style:parent-style-name="Text_20_body">
      <style:text-properties fo:font-size="16pt" style:text-underline-style="none" fo:font-weight="normal" officeooo:rsid="0020da08" officeooo:paragraph-rsid="012b31e9" style:font-size-asian="14pt" style:font-weight-asian="normal" style:font-size-complex="16pt" style:font-weight-complex="normal"/>
    </style:style>
    <style:style style:name="P149" style:family="paragraph" style:parent-style-name="Text_20_body">
      <style:text-properties fo:font-size="16pt" style:text-underline-style="none" fo:font-weight="normal" officeooo:rsid="00228be8" officeooo:paragraph-rsid="012b31e9" style:font-size-asian="14pt" style:font-weight-asian="normal" style:font-size-complex="16pt" style:font-weight-complex="normal"/>
    </style:style>
    <style:style style:name="P150" style:family="paragraph" style:parent-style-name="Text_20_body">
      <style:text-properties fo:font-size="16pt" style:text-underline-style="none" fo:font-weight="normal" officeooo:rsid="002783f7" officeooo:paragraph-rsid="012b31e9" style:font-size-asian="14pt" style:font-weight-asian="normal" style:font-size-complex="16pt" style:font-weight-complex="normal"/>
    </style:style>
    <style:style style:name="P151" style:family="paragraph" style:parent-style-name="Text_20_body">
      <style:text-properties fo:font-size="16pt" style:text-underline-style="none" fo:font-weight="normal" officeooo:rsid="002a31fa" officeooo:paragraph-rsid="012b31e9" style:font-size-asian="14pt" style:font-weight-asian="normal" style:font-size-complex="16pt" style:font-weight-complex="normal"/>
    </style:style>
    <style:style style:name="P152" style:family="paragraph" style:parent-style-name="Text_20_body">
      <style:text-properties fo:font-size="16pt" style:text-underline-style="none" fo:font-weight="normal" officeooo:rsid="002adf35" officeooo:paragraph-rsid="012b31e9" style:font-size-asian="14pt" style:font-weight-asian="normal" style:font-size-complex="16pt" style:font-weight-complex="normal"/>
    </style:style>
    <style:style style:name="P153" style:family="paragraph" style:parent-style-name="Text_20_body">
      <style:text-properties fo:font-size="16pt" style:text-underline-style="none" fo:font-weight="normal" officeooo:rsid="002b8a2f" officeooo:paragraph-rsid="012b31e9" style:font-size-asian="14pt" style:font-weight-asian="normal" style:font-size-complex="16pt" style:font-weight-complex="normal"/>
    </style:style>
    <style:style style:name="P154" style:family="paragraph" style:parent-style-name="Text_20_body">
      <style:text-properties fo:font-size="16pt" style:text-underline-style="none" fo:font-weight="normal" officeooo:rsid="002caae7" officeooo:paragraph-rsid="012b31e9" style:font-size-asian="14pt" style:font-weight-asian="normal" style:font-size-complex="16pt" style:font-weight-complex="normal"/>
    </style:style>
    <style:style style:name="P155" style:family="paragraph" style:parent-style-name="Text_20_body" style:list-style-name="L6">
      <style:text-properties fo:font-size="16pt" style:text-underline-style="none" fo:font-weight="normal" officeooo:rsid="002e99db" officeooo:paragraph-rsid="012b31e9" style:font-size-asian="14pt" style:font-weight-asian="normal" style:font-size-complex="16pt" style:font-weight-complex="normal"/>
    </style:style>
    <style:style style:name="P156" style:family="paragraph" style:parent-style-name="Text_20_body" style:list-style-name="L6">
      <style:text-properties fo:font-size="16pt" style:text-underline-style="none" fo:font-weight="normal" officeooo:rsid="0032374e" officeooo:paragraph-rsid="012b31e9" style:font-size-asian="14pt" style:font-weight-asian="normal" style:font-size-complex="16pt" style:font-weight-complex="normal"/>
    </style:style>
    <style:style style:name="P157" style:family="paragraph" style:parent-style-name="Text_20_body">
      <style:text-properties fo:font-size="16pt" style:text-underline-style="none" fo:font-weight="normal" officeooo:rsid="00655fab" officeooo:paragraph-rsid="0135065a" style:font-size-asian="14pt" style:font-weight-asian="normal" style:font-size-complex="16pt" style:font-weight-complex="normal"/>
    </style:style>
    <style:style style:name="P158" style:family="paragraph" style:parent-style-name="Text_20_body">
      <style:text-properties fo:font-size="16pt" style:text-underline-style="none" fo:font-weight="normal" officeooo:rsid="000fa5b4" officeooo:paragraph-rsid="0135065a" style:font-size-asian="14pt" style:font-weight-asian="normal" style:font-size-complex="16pt" style:font-weight-complex="normal"/>
    </style:style>
    <style:style style:name="P159" style:family="paragraph" style:parent-style-name="Text_20_body">
      <style:text-properties fo:font-size="16pt" style:text-underline-style="none" fo:font-weight="normal" officeooo:rsid="00126f88" officeooo:paragraph-rsid="0135065a" style:font-size-asian="14pt" style:font-weight-asian="normal" style:font-size-complex="16pt" style:font-weight-complex="normal"/>
    </style:style>
    <style:style style:name="P160" style:family="paragraph" style:parent-style-name="Text_20_body">
      <style:text-properties fo:font-size="16pt" style:text-underline-style="none" fo:font-weight="normal" officeooo:rsid="0015369b" officeooo:paragraph-rsid="0135065a" style:font-size-asian="14pt" style:font-weight-asian="normal" style:font-size-complex="16pt" style:font-weight-complex="normal"/>
    </style:style>
    <style:style style:name="P161" style:family="paragraph" style:parent-style-name="Text_20_body">
      <style:text-properties fo:font-size="16pt" style:text-underline-style="none" fo:font-weight="normal" officeooo:rsid="0016a623" officeooo:paragraph-rsid="0135065a" style:font-size-asian="14pt" style:font-weight-asian="normal" style:font-size-complex="16pt" style:font-weight-complex="normal"/>
    </style:style>
    <style:style style:name="P162" style:family="paragraph" style:parent-style-name="Text_20_body">
      <style:text-properties fo:font-size="16pt" style:text-underline-style="none" fo:font-weight="normal" officeooo:rsid="0017e389" officeooo:paragraph-rsid="0135065a" style:font-size-asian="14pt" style:font-weight-asian="normal" style:font-size-complex="16pt" style:font-weight-complex="normal"/>
    </style:style>
    <style:style style:name="P163" style:family="paragraph" style:parent-style-name="Text_20_body">
      <style:text-properties fo:font-size="16pt" style:text-underline-style="none" fo:font-weight="normal" officeooo:rsid="002010d3" officeooo:paragraph-rsid="0135065a" style:font-size-asian="14pt" style:font-weight-asian="normal" style:font-size-complex="16pt" style:font-weight-complex="normal"/>
    </style:style>
    <style:style style:name="P164" style:family="paragraph" style:parent-style-name="Text_20_body">
      <style:text-properties fo:font-size="16pt" style:text-underline-style="none" fo:font-weight="normal" officeooo:rsid="0020da08" officeooo:paragraph-rsid="0135065a" style:font-size-asian="14pt" style:font-weight-asian="normal" style:font-size-complex="16pt" style:font-weight-complex="normal"/>
    </style:style>
    <style:style style:name="P165" style:family="paragraph" style:parent-style-name="Text_20_body">
      <style:text-properties fo:font-size="16pt" style:text-underline-style="none" fo:font-weight="normal" officeooo:rsid="00228be8" officeooo:paragraph-rsid="0135065a" style:font-size-asian="14pt" style:font-weight-asian="normal" style:font-size-complex="16pt" style:font-weight-complex="normal"/>
    </style:style>
    <style:style style:name="P166" style:family="paragraph" style:parent-style-name="Text_20_body">
      <style:text-properties fo:font-size="16pt" style:text-underline-style="none" fo:font-weight="normal" officeooo:rsid="002783f7" officeooo:paragraph-rsid="0135065a" style:font-size-asian="14pt" style:font-weight-asian="normal" style:font-size-complex="16pt" style:font-weight-complex="normal"/>
    </style:style>
    <style:style style:name="P167" style:family="paragraph" style:parent-style-name="Text_20_body">
      <style:text-properties fo:font-size="16pt" style:text-underline-style="none" fo:font-weight="normal" officeooo:rsid="002a31fa" officeooo:paragraph-rsid="0135065a" style:font-size-asian="14pt" style:font-weight-asian="normal" style:font-size-complex="16pt" style:font-weight-complex="normal"/>
    </style:style>
    <style:style style:name="P168" style:family="paragraph" style:parent-style-name="Text_20_body">
      <style:text-properties fo:font-size="16pt" style:text-underline-style="none" fo:font-weight="normal" officeooo:rsid="002adf35" officeooo:paragraph-rsid="0135065a" style:font-size-asian="14pt" style:font-weight-asian="normal" style:font-size-complex="16pt" style:font-weight-complex="normal"/>
    </style:style>
    <style:style style:name="P169" style:family="paragraph" style:parent-style-name="Text_20_body">
      <style:text-properties fo:font-size="16pt" style:text-underline-style="none" fo:font-weight="normal" officeooo:rsid="002b8a2f" officeooo:paragraph-rsid="0135065a" style:font-size-asian="14pt" style:font-weight-asian="normal" style:font-size-complex="16pt" style:font-weight-complex="normal"/>
    </style:style>
    <style:style style:name="P170" style:family="paragraph" style:parent-style-name="Text_20_body">
      <style:text-properties fo:font-size="16pt" style:text-underline-style="none" fo:font-weight="normal" officeooo:rsid="002caae7" officeooo:paragraph-rsid="0135065a" style:font-size-asian="14pt" style:font-weight-asian="normal" style:font-size-complex="16pt" style:font-weight-complex="normal"/>
    </style:style>
    <style:style style:name="P171" style:family="paragraph" style:parent-style-name="Text_20_body" style:list-style-name="L6">
      <style:text-properties fo:font-size="16pt" style:text-underline-style="none" fo:font-weight="normal" officeooo:rsid="002e99db" officeooo:paragraph-rsid="0135065a" style:font-size-asian="14pt" style:font-weight-asian="normal" style:font-size-complex="16pt" style:font-weight-complex="normal"/>
    </style:style>
    <style:style style:name="P172" style:family="paragraph" style:parent-style-name="Text_20_body" style:list-style-name="L6">
      <style:text-properties fo:font-size="16pt" style:text-underline-style="none" fo:font-weight="normal" officeooo:rsid="0032374e" officeooo:paragraph-rsid="0135065a" style:font-size-asian="14pt" style:font-weight-asian="normal" style:font-size-complex="16pt" style:font-weight-complex="normal"/>
    </style:style>
    <style:style style:name="P173" style:family="paragraph" style:parent-style-name="Text_20_body">
      <style:text-properties fo:font-size="16pt" style:text-underline-style="none" fo:font-weight="normal" officeooo:rsid="0135065a" officeooo:paragraph-rsid="0135065a" style:font-size-asian="14pt" style:font-weight-asian="normal" style:font-size-complex="16pt" style:font-weight-complex="normal"/>
    </style:style>
    <style:style style:name="T1" style:family="text">
      <style:text-properties officeooo:rsid="001027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a933" loext:opacity="100%" fo:font-weight="bold" officeooo:rsid="00143534" fo:background-color="transparent" loext:char-shading-value="0" style:font-weight-asian="bold" style:font-weight-complex="bold"/>
    </style:style>
    <style:style style:name="T4" style:family="text">
      <style:text-properties officeooo:rsid="00160fe3"/>
    </style:style>
    <style:style style:name="T5" style:family="text">
      <style:text-properties officeooo:rsid="0019d649"/>
    </style:style>
    <style:style style:name="T6" style:family="text">
      <style:text-properties officeooo:rsid="001c2671"/>
    </style:style>
    <style:style style:name="T7" style:family="text">
      <style:text-properties officeooo:rsid="0021bf33"/>
    </style:style>
    <style:style style:name="T8" style:family="text">
      <style:text-properties officeooo:rsid="002302cb"/>
    </style:style>
    <style:style style:name="T9" style:family="text">
      <style:text-properties officeooo:rsid="00251815"/>
    </style:style>
    <style:style style:name="T10" style:family="text">
      <style:text-properties officeooo:rsid="00254515"/>
    </style:style>
    <style:style style:name="T11" style:family="text">
      <style:text-properties officeooo:rsid="0026beec"/>
    </style:style>
    <style:style style:name="T12" style:family="text">
      <style:text-properties officeooo:rsid="00272149"/>
    </style:style>
    <style:style style:name="T13" style:family="text">
      <style:text-properties officeooo:rsid="00277cf5"/>
    </style:style>
    <style:style style:name="T14" style:family="text">
      <style:text-properties officeooo:rsid="002dd576"/>
    </style:style>
    <style:style style:name="T15" style:family="text">
      <style:text-properties officeooo:rsid="002ddc23"/>
    </style:style>
    <style:style style:name="T16" style:family="text">
      <style:text-properties officeooo:rsid="00373902"/>
    </style:style>
    <style:style style:name="T17" style:family="text">
      <style:text-properties officeooo:rsid="0062c162"/>
    </style:style>
    <style:style style:name="T18" style:family="text">
      <style:text-properties officeooo:rsid="003d4fd2"/>
    </style:style>
    <style:style style:name="T19" style:family="text">
      <style:text-properties fo:color="#00a933" loext:opacity="100%" fo:font-weight="bold" officeooo:rsid="0045d7c6" fo:background-color="transparent" loext:char-shading-value="0" style:font-weight-asian="bold" style:font-weight-complex="bold"/>
    </style:style>
    <style:style style:name="T20" style:family="text">
      <style:text-properties officeooo:rsid="004d4feb"/>
    </style:style>
    <style:style style:name="T21" style:family="text">
      <style:text-properties officeooo:rsid="004f15eb"/>
    </style:style>
    <style:style style:name="T22" style:family="text">
      <style:text-properties officeooo:rsid="0050c282"/>
    </style:style>
    <style:style style:name="T23" style:family="text">
      <style:text-properties officeooo:rsid="0051ebde"/>
    </style:style>
    <style:style style:name="T24" style:family="text">
      <style:text-properties officeooo:rsid="005698b2"/>
    </style:style>
    <style:style style:name="T25" style:family="text">
      <style:text-properties officeooo:rsid="005aa9f9"/>
    </style:style>
    <style:style style:name="T26" style:family="text">
      <style:text-properties officeooo:rsid="005ca9db"/>
    </style:style>
    <style:style style:name="T27" style:family="text">
      <style:text-properties officeooo:rsid="005d1f66"/>
    </style:style>
    <style:style style:name="T28" style:family="text">
      <style:text-properties officeooo:rsid="005e34cc"/>
    </style:style>
    <style:style style:name="T29" style:family="text">
      <style:text-properties officeooo:rsid="0060056b"/>
    </style:style>
    <style:style style:name="T30" style:family="text">
      <style:text-properties officeooo:rsid="00615b55"/>
    </style:style>
    <style:style style:name="T31" style:family="text">
      <style:text-properties officeooo:rsid="0074f264"/>
    </style:style>
    <style:style style:name="T32" style:family="text">
      <style:text-properties officeooo:rsid="0077516c"/>
    </style:style>
    <style:style style:name="T33" style:family="text">
      <style:text-properties fo:color="#00a933" loext:opacity="100%" fo:font-weight="bold" style:font-weight-asian="bold" style:font-weight-complex="bold"/>
    </style:style>
    <style:style style:name="T34" style:family="text">
      <style:text-properties officeooo:rsid="0067057f"/>
    </style:style>
    <style:style style:name="T35" style:family="text">
      <style:text-properties officeooo:rsid="00692442"/>
    </style:style>
    <style:style style:name="T36" style:family="text">
      <style:text-properties officeooo:rsid="006ac62f"/>
    </style:style>
    <style:style style:name="T37" style:family="text">
      <style:text-properties officeooo:rsid="006d4c6e"/>
    </style:style>
    <style:style style:name="T38" style:family="text">
      <style:text-properties officeooo:rsid="006d682d"/>
    </style:style>
    <style:style style:name="T39" style:family="text">
      <style:text-properties officeooo:rsid="006ff569"/>
    </style:style>
    <style:style style:name="T40" style:family="text">
      <style:text-properties officeooo:rsid="0070fcd9"/>
    </style:style>
    <style:style style:name="T41" style:family="text">
      <style:text-properties officeooo:rsid="0071b143"/>
    </style:style>
    <style:style style:name="T42" style:family="text">
      <style:text-properties officeooo:rsid="00740f1c"/>
    </style:style>
    <style:style style:name="T43" style:family="text">
      <style:text-properties officeooo:rsid="0074738b"/>
    </style:style>
    <style:style style:name="T44" style:family="text">
      <style:text-properties officeooo:rsid="0124eb41"/>
    </style:style>
    <style:style style:name="T45" style:family="text">
      <style:text-properties fo:color="#00a933" loext:opacity="100%" fo:font-weight="bold" officeooo:rsid="00ead138" style:font-weight-asian="bold" style:font-weight-complex="bold"/>
    </style:style>
    <style:style style:name="T46" style:family="text">
      <style:text-properties officeooo:rsid="00ebfe46"/>
    </style:style>
    <style:style style:name="T47" style:family="text">
      <style:text-properties officeooo:rsid="008ec556"/>
    </style:style>
    <style:style style:name="T48" style:family="text">
      <style:text-properties officeooo:rsid="00908bd7"/>
    </style:style>
    <style:style style:name="T49" style:family="text">
      <style:text-properties officeooo:rsid="0091c444"/>
    </style:style>
    <style:style style:name="T50" style:family="text">
      <style:text-properties officeooo:rsid="0092b30a"/>
    </style:style>
    <style:style style:name="T51" style:family="text">
      <style:text-properties officeooo:rsid="00944055"/>
    </style:style>
    <style:style style:name="T52" style:family="text">
      <style:text-properties officeooo:rsid="00961a38"/>
    </style:style>
    <style:style style:name="T53" style:family="text">
      <style:text-properties officeooo:rsid="0097e594"/>
    </style:style>
    <style:style style:name="T54" style:family="text">
      <style:text-properties officeooo:rsid="00ede0c4"/>
    </style:style>
    <style:style style:name="T55" style:family="text">
      <style:text-properties officeooo:rsid="00989930"/>
    </style:style>
    <style:style style:name="T56" style:family="text">
      <style:text-properties officeooo:rsid="009d417b"/>
    </style:style>
    <style:style style:name="T57" style:family="text">
      <style:text-properties officeooo:rsid="00f02d79"/>
    </style:style>
    <style:style style:name="T58" style:family="text">
      <style:text-properties fo:color="#00a933" loext:opacity="100%" fo:font-weight="bold" officeooo:rsid="00f2d0c4" style:font-weight-asian="bold" style:font-weight-complex="bold"/>
    </style:style>
    <style:style style:name="T59" style:family="text">
      <style:text-properties fo:color="#00a933" loext:opacity="100%" fo:font-weight="bold" officeooo:rsid="00abcd0b" style:font-weight-asian="bold" style:font-weight-complex="bold"/>
    </style:style>
    <style:style style:name="T60" style:family="text">
      <style:text-properties officeooo:rsid="00a97477"/>
    </style:style>
    <style:style style:name="T61" style:family="text">
      <style:text-properties officeooo:rsid="00a9e98b"/>
    </style:style>
    <style:style style:name="T62" style:family="text">
      <style:text-properties officeooo:rsid="00f213fc"/>
    </style:style>
    <style:style style:name="T63" style:family="text">
      <style:text-properties officeooo:rsid="00a962c0"/>
    </style:style>
    <style:style style:name="T64" style:family="text">
      <style:text-properties officeooo:rsid="00a87841"/>
    </style:style>
    <style:style style:name="T65" style:family="text">
      <style:text-properties officeooo:rsid="00a58db4"/>
    </style:style>
    <style:style style:name="T66" style:family="text">
      <style:text-properties officeooo:rsid="00a51411"/>
    </style:style>
    <style:style style:name="T67" style:family="text">
      <style:text-properties officeooo:rsid="00a34cf7"/>
    </style:style>
    <style:style style:name="T68" style:family="text">
      <style:text-properties officeooo:rsid="00a22dc3"/>
    </style:style>
    <style:style style:name="T69" style:family="text">
      <style:text-properties officeooo:rsid="00a22c96"/>
    </style:style>
    <style:style style:name="T70" style:family="text">
      <style:text-properties officeooo:rsid="00a1016e"/>
    </style:style>
    <style:style style:name="T71" style:family="text">
      <style:text-properties fo:color="#00a933" loext:opacity="100%" fo:font-weight="bold" officeooo:rsid="00afc1ff" style:font-weight-asian="bold" style:font-weight-complex="bold"/>
    </style:style>
    <style:style style:name="T72" style:family="text">
      <style:text-properties officeooo:rsid="00b04dce"/>
    </style:style>
    <style:style style:name="T73" style:family="text">
      <style:text-properties officeooo:rsid="00b1ad50"/>
    </style:style>
    <style:style style:name="T74" style:family="text">
      <style:text-properties officeooo:rsid="00b4e616"/>
    </style:style>
    <style:style style:name="T75" style:family="text">
      <style:text-properties officeooo:rsid="00b55231"/>
    </style:style>
    <style:style style:name="T76" style:family="text">
      <style:text-properties officeooo:rsid="00b691b6"/>
    </style:style>
    <style:style style:name="T77" style:family="text">
      <style:text-properties officeooo:rsid="00b7602f"/>
    </style:style>
    <style:style style:name="T78" style:family="text">
      <style:text-properties officeooo:rsid="00b88705"/>
    </style:style>
    <style:style style:name="T79" style:family="text">
      <style:text-properties fo:color="#00a933" loext:opacity="100%" fo:font-weight="bold" officeooo:rsid="00be6041" style:font-weight-asian="bold" style:font-weight-complex="bold"/>
    </style:style>
    <style:style style:name="T80" style:family="text">
      <style:text-properties officeooo:rsid="00c02500"/>
    </style:style>
    <style:style style:name="T81" style:family="text">
      <style:text-properties officeooo:rsid="00c1945a"/>
    </style:style>
    <style:style style:name="T82" style:family="text">
      <style:text-properties officeooo:rsid="00c3876d"/>
    </style:style>
    <style:style style:name="T83" style:family="text">
      <style:text-properties officeooo:rsid="00c3a9c7"/>
    </style:style>
    <style:style style:name="T84" style:family="text">
      <style:text-properties officeooo:rsid="00c4e7da"/>
    </style:style>
    <style:style style:name="T85" style:family="text">
      <style:text-properties officeooo:rsid="00c7afe5"/>
    </style:style>
    <style:style style:name="T86" style:family="text">
      <style:text-properties officeooo:rsid="00c833cb"/>
    </style:style>
    <style:style style:name="T87" style:family="text">
      <style:text-properties officeooo:rsid="00c97b30"/>
    </style:style>
    <style:style style:name="T88" style:family="text">
      <style:text-properties officeooo:rsid="00c9f467"/>
    </style:style>
    <style:style style:name="T89" style:family="text">
      <style:text-properties officeooo:rsid="00cb0fed"/>
    </style:style>
    <style:style style:name="T90" style:family="text">
      <style:text-properties fo:color="#00a933" loext:opacity="100%" fo:font-weight="bold" officeooo:rsid="01121e9c" style:font-weight-asian="bold" style:font-weight-complex="bold"/>
    </style:style>
    <style:style style:name="T91" style:family="text">
      <style:text-properties officeooo:rsid="00f92c4a"/>
    </style:style>
    <style:style style:name="T92" style:family="text">
      <style:text-properties officeooo:rsid="0113eb2a"/>
    </style:style>
    <style:style style:name="T93" style:family="text">
      <style:text-properties officeooo:rsid="00fde044"/>
    </style:style>
    <style:style style:name="T94" style:family="text">
      <style:text-properties officeooo:rsid="00ff4003"/>
    </style:style>
    <style:style style:name="T95" style:family="text">
      <style:text-properties officeooo:rsid="01149edd"/>
    </style:style>
    <style:style style:name="T96" style:family="text">
      <style:text-properties officeooo:rsid="0115c74d"/>
    </style:style>
    <style:style style:name="T97" style:family="text">
      <style:text-properties officeooo:rsid="0117eaba"/>
    </style:style>
    <style:style style:name="T98" style:family="text">
      <style:text-properties fo:color="#00a933" loext:opacity="100%" fo:font-weight="bold" officeooo:rsid="0119677b" style:font-weight-asian="bold" style:font-weight-complex="bold"/>
    </style:style>
    <style:style style:name="T99" style:family="text">
      <style:text-properties officeooo:rsid="011a5906"/>
    </style:style>
    <style:style style:name="T100" style:family="text">
      <style:text-properties officeooo:rsid="011b3a5a"/>
    </style:style>
    <style:style style:name="T101" style:family="text">
      <style:text-properties officeooo:rsid="011c3a9a"/>
    </style:style>
    <style:style style:name="T102" style:family="text">
      <style:text-properties officeooo:rsid="011c4b75"/>
    </style:style>
    <style:style style:name="T103" style:family="text">
      <style:text-properties officeooo:rsid="011e2c28"/>
    </style:style>
    <style:style style:name="T104" style:family="text">
      <style:text-properties officeooo:rsid="011e3296"/>
    </style:style>
    <style:style style:name="T105" style:family="text">
      <style:text-properties fo:color="#00a933" loext:opacity="100%" fo:font-weight="bold" officeooo:rsid="0108964a" style:font-weight-asian="bold" style:font-weight-complex="bold"/>
    </style:style>
    <style:style style:name="T106" style:family="text">
      <style:text-properties officeooo:rsid="0108d203"/>
    </style:style>
    <style:style style:name="T107" style:family="text">
      <style:text-properties officeooo:rsid="010a8d90"/>
    </style:style>
    <style:style style:name="T108" style:family="text">
      <style:text-properties officeooo:rsid="0118d9de"/>
    </style:style>
    <style:style style:name="T109" style:family="text">
      <style:text-properties officeooo:rsid="010a91e3"/>
    </style:style>
    <style:style style:name="T110" style:family="text">
      <style:text-properties officeooo:rsid="010b204a"/>
    </style:style>
    <style:style style:name="T111" style:family="text">
      <style:text-properties officeooo:rsid="010bc4f4"/>
    </style:style>
    <style:style style:name="T112" style:family="text">
      <style:text-properties fo:color="#00a933" loext:opacity="100%" fo:font-weight="bold" officeooo:rsid="0074715b" style:font-weight-asian="bold" style:font-weight-complex="bold"/>
    </style:style>
    <style:style style:name="T113" style:family="text">
      <style:text-properties fo:color="#00a933" loext:opacity="100%" fo:font-weight="bold" officeooo:rsid="012b31e9" style:font-weight-asian="bold" style:font-weight-complex="bold"/>
    </style:style>
    <style:style style:name="T114" style:family="text">
      <style:text-properties officeooo:rsid="012cf4d7"/>
    </style:style>
    <style:style style:name="T115" style:family="text">
      <style:text-properties officeooo:rsid="0010cd23"/>
    </style:style>
    <style:style style:name="T116" style:family="text">
      <style:text-properties officeooo:rsid="012ebb87"/>
    </style:style>
    <style:style style:name="T117" style:family="text">
      <style:text-properties officeooo:rsid="001566f5"/>
    </style:style>
    <style:style style:name="T118" style:family="text">
      <style:text-properties officeooo:rsid="001a63bb"/>
    </style:style>
    <style:style style:name="T119" style:family="text">
      <style:text-properties officeooo:rsid="001ab67a"/>
    </style:style>
    <style:style style:name="T120" style:family="text">
      <style:text-properties officeooo:rsid="012f871a"/>
    </style:style>
    <style:style style:name="T121" style:family="text">
      <style:text-properties officeooo:rsid="001c5ca4"/>
    </style:style>
    <style:style style:name="T122" style:family="text">
      <style:text-properties officeooo:rsid="001dd625"/>
    </style:style>
    <style:style style:name="T123" style:family="text">
      <style:text-properties officeooo:rsid="013005d1"/>
    </style:style>
    <style:style style:name="T124" style:family="text">
      <style:text-properties officeooo:rsid="001d56cc"/>
    </style:style>
    <style:style style:name="T125" style:family="text">
      <style:text-properties officeooo:rsid="001e9b1d"/>
    </style:style>
    <style:style style:name="T126" style:family="text">
      <style:text-properties officeooo:rsid="01308231"/>
    </style:style>
    <style:style style:name="T127" style:family="text">
      <style:text-properties officeooo:rsid="0020da08"/>
    </style:style>
    <style:style style:name="T128" style:family="text">
      <style:text-properties officeooo:rsid="013204af"/>
    </style:style>
    <style:style style:name="T129" style:family="text">
      <style:text-properties officeooo:rsid="002132c7"/>
    </style:style>
    <style:style style:name="T130" style:family="text">
      <style:text-properties officeooo:rsid="00238e73"/>
    </style:style>
    <style:style style:name="T131" style:family="text">
      <style:text-properties officeooo:rsid="0133d576"/>
    </style:style>
    <style:style style:name="T132" style:family="text">
      <style:text-properties officeooo:rsid="00228be8"/>
    </style:style>
    <style:style style:name="T133" style:family="text">
      <style:text-properties officeooo:rsid="0025729f"/>
    </style:style>
    <style:style style:name="T134" style:family="text">
      <style:text-properties officeooo:rsid="0133f178"/>
    </style:style>
    <style:style style:name="T135" style:family="text">
      <style:text-properties officeooo:rsid="00293c67"/>
    </style:style>
    <style:style style:name="T136" style:family="text">
      <style:text-properties officeooo:rsid="002e99db"/>
    </style:style>
    <style:style style:name="T137" style:family="text">
      <style:text-properties officeooo:rsid="002a31fa"/>
    </style:style>
    <style:style style:name="T138" style:family="text">
      <style:text-properties officeooo:rsid="002adf35"/>
    </style:style>
    <style:style style:name="T139" style:family="text">
      <style:text-properties officeooo:rsid="01345d07"/>
    </style:style>
    <style:style style:name="T140" style:family="text">
      <style:text-properties officeooo:rsid="002b8a2f"/>
    </style:style>
    <style:style style:name="T141" style:family="text">
      <style:text-properties officeooo:rsid="002da6a0"/>
    </style:style>
    <style:style style:name="T142" style:family="text">
      <style:text-properties officeooo:rsid="0030c065"/>
    </style:style>
    <style:style style:name="T143" style:family="text">
      <style:text-properties officeooo:rsid="01347827"/>
    </style:style>
    <style:style style:name="T144" style:family="text">
      <style:text-properties style:use-window-font-color="true" loext:opacity="0%" fo:font-weight="bold" style:font-weight-asian="bold" style:font-weight-complex="bold"/>
    </style:style>
    <style:style style:name="T145" style:family="text">
      <style:text-properties style:use-window-font-color="true" loext:opacity="0%" fo:font-weight="bold" officeooo:rsid="0074715b" style:font-weight-asian="bold" style:font-weight-complex="bold"/>
    </style:style>
    <style:style style:name="T146" style:family="text">
      <style:text-properties style:use-window-font-color="true" loext:opacity="0%" fo:font-weight="bold" officeooo:rsid="0136afbd" style:font-weight-asian="bold" style:font-weight-complex="bold"/>
    </style:style>
    <style:style style:name="T147" style:family="text">
      <style:text-properties officeooo:rsid="0136d459"/>
    </style:style>
    <style:style style:name="T148" style:family="text">
      <style:text-properties officeooo:rsid="01379121"/>
    </style:style>
    <style:style style:name="T149" style:family="text">
      <style:text-properties officeooo:rsid="013798c2"/>
    </style:style>
    <style:style style:name="T150" style:family="text">
      <style:text-properties officeooo:rsid="0138650e"/>
    </style:style>
    <style:style style:name="T151" style:family="text">
      <style:text-properties officeooo:rsid="0139e75e"/>
    </style:style>
    <style:style style:name="T152" style:family="text">
      <style:text-properties officeooo:rsid="013a8135"/>
    </style:style>
    <style:style style:name="T153" style:family="text">
      <style:text-properties officeooo:rsid="013b3e41"/>
    </style:style>
    <style:style style:name="T154" style:family="text">
      <style:text-properties officeooo:rsid="013ce33e"/>
    </style:style>
    <style:style style:name="T155" style:family="text">
      <style:text-properties officeooo:rsid="013e6f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 Case </text:span>Scenarios</text:p>
      <text:p text:style-name="P2"/>
      <text:p text:style-name="P3"><text:span text:style-name="T2">Use Case:</text:span> <text:span text:style-name="T3">Create Admin</text:span></text:p>
      <text:p text:style-name="P4"><text:span text:style-name="T2">Input:</text:span> <text:span text:style-name="T4">Admin </text:span><text:span text:style-name="T5">data</text:span><text:span text:style-name="T4"> that must be stored in the database.</text:span></text:p>
      <text:p text:style-name="P5"><text:span text:style-name="T2">Output:</text:span> <text:span text:style-name="T6">A message indicating that the admin is created.</text:span></text:p>
      <text:p text:style-name="P6">1. <text:span text:style-name="T7">Admin click</text:span><text:span text:style-name="T8">s</text:span><text:span text:style-name="T7"> on a link/button to open the form for creating an admin.</text:span></text:p>
      <text:p text:style-name="P7">2. <text:span text:style-name="T9">System displays the admin creation form.</text:span></text:p>
      <text:p text:style-name="P8">3. <text:span text:style-name="T10">Admin enters the new admin’s data/details in the form.</text:span></text:p>
      <text:p text:style-name="P9">4. <text:span text:style-name="T11">Admin clicks on the create admin button to create the new admin.</text:span></text:p>
      <text:p text:style-name="P10">5. <text:span text:style-name="T12">System checks the </text:span><text:span text:style-name="T13">form</text:span><text:span text:style-name="T12"> data that it does not violate any constraints.</text:span></text:p>
      <text:p text:style-name="P11">6. <text:span text:style-name="T14">System creates a new admin account.</text:span></text:p>
      <text:p text:style-name="P12">7. <text:span text:style-name="T15">System displays a message indicating that the operation is successful.</text:span></text:p>
      <text:p text:style-name="P13"/>
      <text:p text:style-name="P14">Extensions</text:p>
      <text:p text:style-name="P15">5a. <text:span text:style-name="T16">Form Data Invalid</text:span></text:p>
      <text:list text:style-name="L1">
        <text:list-item>
          <text:p text:style-name="P16">System informs the admin that <text:span text:style-name="T17">the </text:span>form data is invalid.</text:p>
        </text:list-item>
        <text:list-item>
          <text:p text:style-name="P17">Admin corrects any input that violate<text:span text:style-name="T18">s</text:span> constraints.</text:p>
        </text:list-item>
      </text:list>
      <text:p text:style-name="P18">____________________________________________________________</text:p>
      <text:p text:style-name="P19"><text:span text:style-name="T2">Use Case:</text:span> <text:span text:style-name="T19">Create Staff</text:span></text:p>
      <text:p text:style-name="P20"><text:span text:style-name="T2">Input:</text:span> <text:span text:style-name="T20">Staff </text:span><text:span text:style-name="T21">member’</text:span><text:span text:style-name="T22">s</text:span><text:span text:style-name="T20"> data that must </text:span><text:span text:style-name="T23">be </text:span><text:span text:style-name="T20">stored in the database.</text:span></text:p>
      <text:p text:style-name="P21"><text:span text:style-name="T2">Output:</text:span> A message indicating that the staff member’s is created.</text:p>
      <text:p text:style-name="P22">1. <text:span text:style-name="T7">Admin click</text:span><text:span text:style-name="T8">s</text:span><text:span text:style-name="T7"> on a link/button to open the form for creating a </text:span><text:span text:style-name="T24">staff member</text:span><text:span text:style-name="T7">.</text:span></text:p>
      <text:p text:style-name="P23">2. <text:span text:style-name="T9">System displays the </text:span><text:span text:style-name="T25">staff member</text:span><text:span text:style-name="T9"> creation form.</text:span></text:p>
      <text:p text:style-name="P24">3. <text:span text:style-name="T10">Admin enters the new </text:span><text:span text:style-name="T26">staff member’s</text:span><text:span text:style-name="T10"> data/details in the form.</text:span></text:p>
      <text:p text:style-name="P25"><text:soft-page-break/>4. <text:span text:style-name="T11">Admin clicks on the create </text:span><text:span text:style-name="T27">staff</text:span><text:span text:style-name="T11"> button to create the new </text:span><text:span text:style-name="T28">staff member</text:span><text:span text:style-name="T11">.</text:span></text:p>
      <text:p text:style-name="P26">5. <text:span text:style-name="T12">System checks the </text:span><text:span text:style-name="T13">form</text:span><text:span text:style-name="T12"> data that it does not violate any constraints.</text:span></text:p>
      <text:p text:style-name="P27">6. <text:span text:style-name="T14">System creates a new </text:span><text:span text:style-name="T29">staff member</text:span><text:span text:style-name="T14"> account.</text:span></text:p>
      <text:p text:style-name="P28">7. <text:span text:style-name="T15">System displays a message indicating that the operation is successful.</text:span></text:p>
      <text:p text:style-name="P29"/>
      <text:p text:style-name="P29">Extensions</text:p>
      <text:p text:style-name="P30">5a. <text:span text:style-name="T16">Form Data Invalid</text:span></text:p>
      <text:list text:continue-numbering="true" text:style-name="L1">
        <text:list-item>
          <text:p text:style-name="P31">System informs the admin that <text:span text:style-name="T30">the </text:span>form data is invalid.</text:p>
        </text:list-item>
        <text:list-item>
          <text:p text:style-name="P32">Admin <text:span text:style-name="T31">can </text:span>correct any input that violate<text:span text:style-name="T18">s</text:span> constraints <text:span text:style-name="T32">or cancel</text:span>.</text:p>
        </text:list-item>
      </text:list>
      <text:p text:style-name="P33">____________________________________________________________</text:p>
      <text:p text:style-name="P34"><text:span text:style-name="T2">Use Case:</text:span> <text:span text:style-name="T33">Login</text:span></text:p>
      <text:p text:style-name="P34"><text:span text:style-name="T2">Input:</text:span> User enter<text:span text:style-name="T34">s</text:span> their username and password.</text:p>
      <text:p text:style-name="P34"><text:span text:style-name="T2">Output:</text:span> <text:span text:style-name="T35">An error message indicating that either the username or password is invalid, otherwise user is given access to </text:span><text:span text:style-name="T36">more</text:span><text:span text:style-name="T35"> system </text:span><text:span text:style-name="T36">functionality</text:span><text:span text:style-name="T35">.</text:span></text:p>
      <text:p text:style-name="P35">1. <text:span text:style-name="T36">User clicks on the login </text:span><text:span text:style-name="T37">link.</text:span></text:p>
      <text:p text:style-name="P36">2. <text:span text:style-name="T38">System displays the login form.</text:span></text:p>
      <text:p text:style-name="P37">3. User enters their username and password.</text:p>
      <text:p text:style-name="P37">4. <text:span text:style-name="T39">System checks the input that it does not violate any constraints.</text:span></text:p>
      <text:p text:style-name="P38">5. <text:span text:style-name="T40">System gives the user access to more functionality, </text:span><text:span text:style-name="T41">based on their role.</text:span></text:p>
      <text:p text:style-name="P38"/>
      <text:p text:style-name="P39">Extensions</text:p>
      <text:p text:style-name="P39">4a. <text:span text:style-name="T42">Form Data Invalid</text:span></text:p>
      <text:list text:style-name="L2">
        <text:list-item>
          <text:p text:style-name="P40">System displays an error message indicating that either username or password is invalid.</text:p>
        </text:list-item>
        <text:list-item>
          <text:p text:style-name="P40">User <text:span text:style-name="T43">can correct the login details or cancel.</text:span></text:p>
        </text:list-item>
      </text:list>
      <text:p text:style-name="P41">__________________________________________________________<text:span text:style-name="T44">__</text:span></text:p>
      <text:p text:style-name="P42"><text:soft-page-break/><text:span text:style-name="T2">Use Case:</text:span> <text:span text:style-name="T45">Ac</text:span><text:span text:style-name="T33">tivate Admin</text:span></text:p>
      <text:p text:style-name="P42"><text:span text:style-name="T2">Input:</text:span> The admin’s username or system ID.</text:p>
      <text:p text:style-name="P43"><text:span text:style-name="T2">Output:</text:span> A message indicating that the <text:span text:style-name="T46">activation</text:span> was successful or failed.</text:p>
      <text:p text:style-name="P44">1. <text:span text:style-name="T47">Admin </text:span><text:span text:style-name="T48">clicks on a link/button to view existing admins.</text:span></text:p>
      <text:p text:style-name="P45">2. <text:span text:style-name="T49">System displays a page showing existing admins.</text:span></text:p>
      <text:p text:style-name="P46">3. <text:span text:style-name="T50">Admin searches for an admin with the given username or system ID.</text:span></text:p>
      <text:p text:style-name="P47">4. <text:span text:style-name="T51">System returns </text:span><text:span text:style-name="T52">a record of that admin.</text:span></text:p>
      <text:p text:style-name="P48">5. <text:span text:style-name="T53">Admin clicks on the </text:span><text:span text:style-name="T54">ac</text:span><text:span text:style-name="T53">tivate button to activate the admin.</text:span></text:p>
      <text:p text:style-name="P49">6. <text:span text:style-name="T55">System activates the chosen admin.</text:span></text:p>
      <text:p text:style-name="P50">7. System displays a message indicating that the operation is successful.</text:p>
      <text:p text:style-name="P50"/>
      <text:p text:style-name="P51">Extensions</text:p>
      <text:p text:style-name="P51"><text:span text:style-name="T56">3</text:span>a. Admin Not Found</text:p>
      <text:list text:style-name="L3">
        <text:list-item>
          <text:p text:style-name="P52">System informs the admin that no such admin exists.</text:p>
        </text:list-item>
        <text:list-item>
          <text:p text:style-name="P53">Admin can correct the username or system ID or cancel.</text:p>
        </text:list-item>
      </text:list>
      <text:p text:style-name="P54">____________________________________________________________</text:p>
      <text:p text:style-name="P55"><text:span text:style-name="T2">Use Case:</text:span> <text:span text:style-name="T33">Deactivate Admin</text:span></text:p>
      <text:p text:style-name="P55"><text:span text:style-name="T2">Input:</text:span> The admin’s username or system ID.</text:p>
      <text:p text:style-name="P56"><text:span text:style-name="T2">Output:</text:span> A message indicating that the <text:span text:style-name="T57">deactivation</text:span> was successful or failed.</text:p>
      <text:p text:style-name="P57">1. <text:span text:style-name="T47">Admin </text:span><text:span text:style-name="T48">clicks on a link/button to view existing admins.</text:span></text:p>
      <text:p text:style-name="P58">2. <text:span text:style-name="T49">System displays a page showing existing admins.</text:span></text:p>
      <text:p text:style-name="P59">3. <text:span text:style-name="T50">Admin searches for an admin with the given username or system ID.</text:span></text:p>
      <text:p text:style-name="P60">4. <text:span text:style-name="T51">System returns </text:span><text:span text:style-name="T52">a record of that admin.</text:span></text:p>
      <text:p text:style-name="P61">5. <text:span text:style-name="T53">Admin clicks on the deactivate button to deactivate the admin.</text:span></text:p>
      <text:p text:style-name="P62">6. <text:span text:style-name="T55">System deactivates the chosen admin.</text:span></text:p>
      <text:p text:style-name="P63"><text:soft-page-break/>7. System displays a message indicating that the operation is successful.</text:p>
      <text:p text:style-name="P63"/>
      <text:p text:style-name="P64">Extensions</text:p>
      <text:p text:style-name="P64"><text:span text:style-name="T56">3</text:span>a. Admin Not Found</text:p>
      <text:list text:continue-numbering="true" text:style-name="L3">
        <text:list-item>
          <text:p text:style-name="P65">System informs the admin that no such admin exists.</text:p>
        </text:list-item>
        <text:list-item>
          <text:p text:style-name="P66">Admin can correct the username or system ID or cancel.</text:p>
        </text:list-item>
      </text:list>
      <text:p text:style-name="P67">____________________________________________________________</text:p>
      <text:p text:style-name="P68"><text:span text:style-name="T2">Use Case:</text:span> <text:span text:style-name="T58">A</text:span><text:span text:style-name="T33">ctivate </text:span><text:span text:style-name="T59">Staff Member</text:span></text:p>
      <text:p text:style-name="P68"><text:span text:style-name="T2">Input:</text:span> The <text:span text:style-name="T60">staff member’</text:span><text:span text:style-name="T61">s</text:span> username or system ID.</text:p>
      <text:p text:style-name="P69"><text:span text:style-name="T2">Output:</text:span> A message indicating that the <text:span text:style-name="T62">activation</text:span> was successful or failed.</text:p>
      <text:p text:style-name="P70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71">2. <text:span text:style-name="T49">System displays a page showing existing </text:span><text:span text:style-name="T64">staff members</text:span><text:span text:style-name="T49">.</text:span></text:p>
      <text:p text:style-name="P72">3. <text:span text:style-name="T50">Admin searches for a </text:span><text:span text:style-name="T65">staff member</text:span><text:span text:style-name="T50"> with the given username or system ID.</text:span></text:p>
      <text:p text:style-name="P73">4. <text:span text:style-name="T51">System returns </text:span><text:span text:style-name="T52">a record of that </text:span><text:span text:style-name="T66">staff member</text:span><text:span text:style-name="T52">.</text:span></text:p>
      <text:p text:style-name="P74">5. <text:span text:style-name="T53">Admin clicks on the activate button to activate the </text:span><text:span text:style-name="T67">staff member</text:span><text:span text:style-name="T53">.</text:span></text:p>
      <text:p text:style-name="P75">6. <text:span text:style-name="T55">System activates the chosen </text:span><text:span text:style-name="T68">staff member</text:span><text:span text:style-name="T55">.</text:span></text:p>
      <text:p text:style-name="P76">7. System displays a message indicating that the operation is successful.</text:p>
      <text:p text:style-name="P76"/>
      <text:p text:style-name="P77">Extensions</text:p>
      <text:p text:style-name="P77"><text:span text:style-name="T56">3</text:span>a. <text:span text:style-name="T69">Staff Member</text:span> Not Found</text:p>
      <text:list text:continue-numbering="true" text:style-name="L3">
        <text:list-item>
          <text:p text:style-name="P78">System informs the admin that no such <text:span text:style-name="T70">staff member</text:span> exists.</text:p>
        </text:list-item>
        <text:list-item>
          <text:p text:style-name="P79">Admin can correct the username or system ID or cancel.</text:p>
        </text:list-item>
      </text:list>
      <text:p text:style-name="P80">____________________________________________________________</text:p>
      <text:p text:style-name="P81"><text:span text:style-name="T2">Use Case:</text:span> <text:span text:style-name="T33">Deactivate </text:span><text:span text:style-name="T59">Staff Member</text:span></text:p>
      <text:p text:style-name="P81"><text:span text:style-name="T2">Input:</text:span> The <text:span text:style-name="T60">staff member’</text:span><text:span text:style-name="T61">s</text:span> username or system ID.</text:p>
      <text:p text:style-name="P82"><text:soft-page-break/><text:span text:style-name="T2">Output:</text:span> A message indicating that the <text:span text:style-name="T62">deactivation</text:span> was successful or failed.</text:p>
      <text:p text:style-name="P83">1. <text:span text:style-name="T47">Admin </text:span><text:span text:style-name="T48">clicks on a link/button to view existing </text:span><text:span text:style-name="T63">staff members</text:span><text:span text:style-name="T48">.</text:span></text:p>
      <text:p text:style-name="P84">2. <text:span text:style-name="T49">System displays a page showing existing </text:span><text:span text:style-name="T64">staff members</text:span><text:span text:style-name="T49">.</text:span></text:p>
      <text:p text:style-name="P85">3. <text:span text:style-name="T50">Admin searches for a </text:span><text:span text:style-name="T65">staff member</text:span><text:span text:style-name="T50"> with the given username or system ID.</text:span></text:p>
      <text:p text:style-name="P86">4. <text:span text:style-name="T51">System returns </text:span><text:span text:style-name="T52">a record of that </text:span><text:span text:style-name="T66">staff member</text:span><text:span text:style-name="T52">.</text:span></text:p>
      <text:p text:style-name="P87">5. <text:span text:style-name="T53">Admin clicks on the deactivate button to deactivate the </text:span><text:span text:style-name="T67">staff member</text:span><text:span text:style-name="T53">.</text:span></text:p>
      <text:p text:style-name="P88">6. <text:span text:style-name="T55">System deactivates the chosen </text:span><text:span text:style-name="T68">staff member</text:span><text:span text:style-name="T55">.</text:span></text:p>
      <text:p text:style-name="P89">7. System displays a message indicating that the operation is successful.</text:p>
      <text:p text:style-name="P89"/>
      <text:p text:style-name="P90">Extensions</text:p>
      <text:p text:style-name="P90"><text:span text:style-name="T56">3</text:span>a. <text:span text:style-name="T69">Staff Member</text:span> Not Found</text:p>
      <text:list text:continue-numbering="true" text:style-name="L3">
        <text:list-item>
          <text:p text:style-name="P91">System informs the admin that no such <text:span text:style-name="T70">staff member</text:span> exists.</text:p>
        </text:list-item>
        <text:list-item>
          <text:p text:style-name="P92">Admin can correct the username or system ID or cancel.</text:p>
        </text:list-item>
      </text:list>
      <text:p text:style-name="P93">____________________________________________________________</text:p>
      <text:p text:style-name="P94"><text:span text:style-name="T2">Use Case:</text:span> <text:span text:style-name="T71">View Admin</text:span></text:p>
      <text:p text:style-name="P95"><text:span text:style-name="T2">Input:</text:span> <text:span text:style-name="T72">An admin’s username or system ID.</text:span></text:p>
      <text:p text:style-name="P96"><text:span text:style-name="T2">Output:</text:span> <text:span text:style-name="T73">An admin’s data.</text:span></text:p>
      <text:p text:style-name="P97">1. <text:span text:style-name="T74">Admin </text:span><text:span text:style-name="T75">clicks a link/button to view existing admins.</text:span></text:p>
      <text:p text:style-name="P98">2. System displays existing admins.</text:p>
      <text:p text:style-name="P98">3. <text:span text:style-name="T76">Admin searches for the admin with the given username or system ID.</text:span></text:p>
      <text:p text:style-name="P99">4. <text:span text:style-name="T77">System returns a record with the admin’s data.</text:span></text:p>
      <text:p text:style-name="P100">5. <text:span text:style-name="T78">System displays the admin’s data.</text:span></text:p>
      <text:p text:style-name="P100"/>
      <text:p text:style-name="P101">Extensions</text:p>
      <text:p text:style-name="P102"><text:soft-page-break/>3a. Admin Not Found</text:p>
      <text:list text:style-name="L4">
        <text:list-item>
          <text:p text:style-name="P103">System informs the admin that not such admin exists.</text:p>
        </text:list-item>
        <text:list-item>
          <text:p text:style-name="P104">Admin can correct username or system ID or cancel.</text:p>
        </text:list-item>
      </text:list>
      <text:p text:style-name="P105">____________________________________________________________</text:p>
      <text:p text:style-name="P106"><text:span text:style-name="T2">Use Case:</text:span> <text:span text:style-name="T71">View </text:span><text:span text:style-name="T79">Staff Member</text:span></text:p>
      <text:p text:style-name="P107"><text:span text:style-name="T2">Input:</text:span> <text:span text:style-name="T72">A </text:span><text:span text:style-name="T80">staff member’</text:span><text:span text:style-name="T81">s</text:span><text:span text:style-name="T72"> username or system ID.</text:span></text:p>
      <text:p text:style-name="P108"><text:span text:style-name="T2">Output:</text:span> <text:span text:style-name="T73">A </text:span><text:span text:style-name="T82">staff member’s</text:span><text:span text:style-name="T73"> data.</text:span></text:p>
      <text:p text:style-name="P109">1. <text:span text:style-name="T74">Admin </text:span><text:span text:style-name="T75">clicks a link/button to view existing </text:span><text:span text:style-name="T83">staff members</text:span><text:span text:style-name="T75">.</text:span></text:p>
      <text:p text:style-name="P110">2. System displays existing <text:span text:style-name="T84">staff members</text:span>.</text:p>
      <text:p text:style-name="P110">3. <text:span text:style-name="T76">Admin searches for </text:span><text:span text:style-name="T85">the staff ,member</text:span><text:span text:style-name="T76"> with the given username or system ID.</text:span></text:p>
      <text:p text:style-name="P111">4. <text:span text:style-name="T77">System returns a record with the </text:span><text:span text:style-name="T86">staff member’s</text:span><text:span text:style-name="T77"> data.</text:span></text:p>
      <text:p text:style-name="P112">5. <text:span text:style-name="T78">System displays the </text:span><text:span text:style-name="T87">staff member’s</text:span><text:span text:style-name="T78"> data.</text:span></text:p>
      <text:p text:style-name="P112"/>
      <text:p text:style-name="P113">Extensions</text:p>
      <text:p text:style-name="P114">3a. <text:span text:style-name="T88">Staff Member</text:span> Not Found</text:p>
      <text:list text:continue-numbering="true" text:style-name="L4">
        <text:list-item>
          <text:p text:style-name="P115">System informs the admin that not such <text:span text:style-name="T89">staff member</text:span> exists.</text:p>
        </text:list-item>
        <text:list-item>
          <text:p text:style-name="P116">Admin can correct username or system ID or cancel.</text:p>
        </text:list-item>
      </text:list>
      <text:p text:style-name="P117">____________________________________________________________</text:p>
      <text:p text:style-name="P118"><text:span text:style-name="T2">Use Case:</text:span> <text:span text:style-name="T33">View </text:span><text:span text:style-name="T90">A</text:span><text:span text:style-name="T33">ctivated Admins</text:span></text:p>
      <text:p text:style-name="P118"><text:span text:style-name="T2">Input:</text:span> None</text:p>
      <text:p text:style-name="P118"><text:span text:style-name="T2">Output:</text:span> A <text:span text:style-name="T91">collection</text:span> of <text:span text:style-name="T92">a</text:span>ctivated administrators.</text:p>
      <text:p text:style-name="P118">1. <text:span text:style-name="T93">Admin clicks a link/button to view administrators.</text:span></text:p>
      <text:p text:style-name="P119">2. <text:span text:style-name="T94">System fetch</text:span><text:span text:style-name="T95">es </text:span><text:span text:style-name="T94">activated administrators.</text:span></text:p>
      <text:p text:style-name="P120">3. System displays activated administrators.</text:p>
      <text:p text:style-name="P120"/>
      <text:p text:style-name="P121"><text:soft-page-break/>Extensions</text:p>
      <text:p text:style-name="P121">2a. <text:span text:style-name="T96">A</text:span>ctivated Admins Not Found</text:p>
      <text:list text:style-name="L5">
        <text:list-item>
          <text:p text:style-name="P122">System informs admin that no activated admin was found.</text:p>
        </text:list-item>
      </text:list>
      <text:p text:style-name="P123">____________________________________________________________</text:p>
      <text:p text:style-name="P124"><text:span text:style-name="T2">Use Case:</text:span> <text:span text:style-name="T33">View Deactivated Admins</text:span></text:p>
      <text:p text:style-name="P124"><text:span text:style-name="T2">Input:</text:span> None</text:p>
      <text:p text:style-name="P124"><text:span text:style-name="T2">Output:</text:span> A <text:span text:style-name="T91">collection</text:span> of deactivated administrators.</text:p>
      <text:p text:style-name="P124">1. <text:span text:style-name="T93">Admin clicks a link/button to view deactivated administrators.</text:span></text:p>
      <text:p text:style-name="P125">2. <text:span text:style-name="T94">System fetche</text:span><text:span text:style-name="T97">s</text:span><text:span text:style-name="T94"> deactivated administrators.</text:span></text:p>
      <text:p text:style-name="P126">3. System displays deactivated administrators.</text:p>
      <text:p text:style-name="P126"/>
      <text:p text:style-name="P127">Extensions</text:p>
      <text:p text:style-name="P127">2a. Deactivated Admins Not Found</text:p>
      <text:list text:continue-numbering="true" text:style-name="L5">
        <text:list-item>
          <text:p text:style-name="P128">System informs admin that no deactivated admin was found.</text:p>
        </text:list-item>
      </text:list>
      <text:p text:style-name="P129">____________________________________________________________</text:p>
      <text:p text:style-name="P130"><text:span text:style-name="T2">Use Case:</text:span> <text:span text:style-name="T33">View </text:span><text:span text:style-name="T90">A</text:span><text:span text:style-name="T33">ctivated </text:span><text:span text:style-name="T98">Staff</text:span></text:p>
      <text:p text:style-name="P130"><text:span text:style-name="T2">Input:</text:span> None</text:p>
      <text:p text:style-name="P130"><text:span text:style-name="T2">Output:</text:span> A <text:span text:style-name="T91">collection</text:span> of <text:span text:style-name="T92">a</text:span>ctivated <text:span text:style-name="T99">staff members</text:span>.</text:p>
      <text:p text:style-name="P130">1. <text:span text:style-name="T93">Admin clicks a link/button to view </text:span><text:span text:style-name="T100">staff members</text:span><text:span text:style-name="T93">.</text:span></text:p>
      <text:p text:style-name="P131">2. <text:span text:style-name="T94">System fetch</text:span><text:span text:style-name="T95">es </text:span><text:span text:style-name="T94">activated </text:span><text:span text:style-name="T101">staff members</text:span><text:span text:style-name="T94">.</text:span></text:p>
      <text:p text:style-name="P132">3. System displays activated <text:span text:style-name="T102">staff members</text:span>.</text:p>
      <text:p text:style-name="P132"/>
      <text:p text:style-name="P133">Extensions</text:p>
      <text:p text:style-name="P133">2a. <text:span text:style-name="T96">A</text:span>ctivated <text:span text:style-name="T103">Staff</text:span> Not Found</text:p>
      <text:list text:continue-numbering="true" text:style-name="L5">
        <text:list-item>
          <text:p text:style-name="P134">System informs admin that no activated <text:span text:style-name="T104">staff member</text:span> was found.</text:p>
        </text:list-item>
      </text:list>
      <text:p text:style-name="P135">____________________________________________________________</text:p>
      <text:p text:style-name="P136"><text:soft-page-break/><text:span text:style-name="T2">Use Case:</text:span> <text:span text:style-name="T33">View Deactivated </text:span><text:span text:style-name="T105">Staff</text:span></text:p>
      <text:p text:style-name="P136"><text:span text:style-name="T2">Input:</text:span> None</text:p>
      <text:p text:style-name="P136"><text:span text:style-name="T2">Output:</text:span> A <text:span text:style-name="T91">collection</text:span> of deactivated <text:span text:style-name="T106">staff members</text:span>.</text:p>
      <text:p text:style-name="P136">1. <text:span text:style-name="T93">Admin clicks a link/button to view deactivated </text:span><text:span text:style-name="T107">staff members</text:span><text:span text:style-name="T93">.</text:span></text:p>
      <text:p text:style-name="P137">2. <text:span text:style-name="T94">System fetche</text:span><text:span text:style-name="T108">s</text:span><text:span text:style-name="T94"> deactivated </text:span><text:span text:style-name="T109">staff members</text:span><text:span text:style-name="T94">.</text:span></text:p>
      <text:p text:style-name="P138">3. System displays deactivated <text:span text:style-name="T109">staff members</text:span>.</text:p>
      <text:p text:style-name="P138"/>
      <text:p text:style-name="P139">Extensions</text:p>
      <text:p text:style-name="P139">2a. Deactivated <text:span text:style-name="T110">Staff</text:span> Not Found</text:p>
      <text:list text:continue-numbering="true" text:style-name="L5">
        <text:list-item>
          <text:p text:style-name="P140">System informs admin that no deactivated <text:span text:style-name="T111">staff member</text:span> was found.</text:p>
        </text:list-item>
      </text:list>
      <text:p text:style-name="P141">____________________________________________________________</text:p>
      <text:p text:style-name="P142"><text:span text:style-name="T2">Use Case:</text:span> <text:span text:style-name="T33">E</text:span><text:span text:style-name="T112">dit </text:span><text:span text:style-name="T113">Admin</text:span></text:p>
      <text:p text:style-name="P142"><text:span text:style-name="T2">Input:</text:span> <text:span text:style-name="T114">Admin’s</text:span><text:span text:style-name="T115"> data along with new updates.</text:span></text:p>
      <text:p text:style-name="P143"><text:span text:style-name="T2">Output:</text:span> A message indicating that the <text:span text:style-name="T116">admin’s</text:span> data is updated successfully or failed to update.</text:p>
      <text:p text:style-name="P144">1. <text:span text:style-name="T117">Admin clicks a link/button </text:span><text:span text:style-name="T118">to </text:span><text:span text:style-name="T119">view active </text:span><text:span text:style-name="T120">admins</text:span><text:span text:style-name="T119">.</text:span></text:p>
      <text:p text:style-name="P145">2. <text:span text:style-name="T121">System fetches data for activ</text:span><text:span text:style-name="T122">e</text:span><text:span text:style-name="T121"> </text:span><text:span text:style-name="T123">admins</text:span><text:span text:style-name="T121">.</text:span></text:p>
      <text:p text:style-name="P146"><text:span text:style-name="T121">3. </text:span>System <text:span text:style-name="T124">displays activ</text:span><text:span text:style-name="T125">e </text:span><text:span text:style-name="T126">admins</text:span><text:span text:style-name="T124">.</text:span></text:p>
      <text:p text:style-name="P147">4. <text:span text:style-name="T127">Admin selects an option to edit </text:span><text:span text:style-name="T128">the admin</text:span><text:span text:style-name="T127">.</text:span></text:p>
      <text:p text:style-name="P148">5. <text:span text:style-name="T129">System display</text:span><text:span text:style-name="T130">s</text:span><text:span text:style-name="T129"> a form for editing </text:span><text:span text:style-name="T131">the admin’s</text:span><text:span text:style-name="T129"> </text:span><text:span text:style-name="T132">data.</text:span></text:p>
      <text:p text:style-name="P149">6. <text:span text:style-name="T133">Admin edits </text:span><text:span text:style-name="T134">the admin’s</text:span><text:span text:style-name="T133"> data.</text:span></text:p>
      <text:p text:style-name="P150">7. <text:span text:style-name="T135">System checks if </text:span><text:span text:style-name="T136">form input</text:span><text:span text:style-name="T137"> do not violate any constraints.</text:span></text:p>
      <text:p text:style-name="P151">8. <text:span text:style-name="T138">System updates </text:span><text:span text:style-name="T139">admin’s</text:span><text:span text:style-name="T138"> data.</text:span></text:p>
      <text:p text:style-name="P152">9. <text:span text:style-name="T140">System displays a message indicating that the update was successful.</text:span></text:p>
      <text:p text:style-name="P152"/>
      <text:p text:style-name="P153">Extensions</text:p>
      <text:p text:style-name="P154"><text:soft-page-break/>7a. <text:span text:style-name="T141">Edits Violate Constraints</text:span></text:p>
      <text:list text:style-name="L6">
        <text:list-item>
          <text:p text:style-name="P155">System informs admin that for<text:span text:style-name="T142">m input violate</text:span><text:span text:style-name="T143">s</text:span><text:span text:style-name="T142"> constraints.</text:span></text:p>
        </text:list-item>
        <text:list-item>
          <text:p text:style-name="P156">Admin can correct form input or cancel.</text:p>
        </text:list-item>
      </text:list>
      <text:p text:style-name="P157">____________________________________________________________</text:p>
      <text:p text:style-name="P158"><text:span text:style-name="T2">Use Case:</text:span> <text:span text:style-name="T144">E</text:span><text:span text:style-name="T145">dit </text:span><text:span text:style-name="T146">Staff Member</text:span></text:p>
      <text:p text:style-name="P158"><text:span text:style-name="T2">Input:</text:span> <text:span text:style-name="T147">Staff member’s</text:span><text:span text:style-name="T115"> data along with new updates.</text:span></text:p>
      <text:p text:style-name="P159"><text:span text:style-name="T2">Output:</text:span> A message indicating that the <text:span text:style-name="T148">staff member’s</text:span> data is updated successfully or failed to update.</text:p>
      <text:p text:style-name="P160">1. <text:span text:style-name="T117">Admin clicks a link/button </text:span><text:span text:style-name="T118">to </text:span><text:span text:style-name="T119">view active </text:span><text:span text:style-name="T149">staff members</text:span><text:span text:style-name="T119">.</text:span></text:p>
      <text:p text:style-name="P161">2. <text:span text:style-name="T121">System fetches data for activ</text:span><text:span text:style-name="T122">e</text:span><text:span text:style-name="T121"> </text:span><text:span text:style-name="T150">staff members</text:span><text:span text:style-name="T121">.</text:span></text:p>
      <text:p text:style-name="P162"><text:span text:style-name="T121">3. </text:span>System <text:span text:style-name="T124">displays activ</text:span><text:span text:style-name="T125">e </text:span><text:span text:style-name="T151">staff members</text:span><text:span text:style-name="T124">.</text:span></text:p>
      <text:p text:style-name="P163">4. <text:span text:style-name="T127">Admin selects an option to edit a </text:span><text:span text:style-name="T152">staff member</text:span><text:span text:style-name="T127">.</text:span></text:p>
      <text:p text:style-name="P164">5. <text:span text:style-name="T129">System display</text:span><text:span text:style-name="T130">s</text:span><text:span text:style-name="T129"> a form for editing </text:span><text:span text:style-name="T153">staff member’s</text:span><text:span text:style-name="T129"> </text:span><text:span text:style-name="T132">data.</text:span></text:p>
      <text:p text:style-name="P165">6. <text:span text:style-name="T133">Admin edits </text:span><text:span text:style-name="T154">staff member’s</text:span><text:span text:style-name="T133"> data.</text:span></text:p>
      <text:p text:style-name="P166">7. <text:span text:style-name="T135">System checks if </text:span><text:span text:style-name="T136">form input</text:span><text:span text:style-name="T137"> do not violate any constraints.</text:span></text:p>
      <text:p text:style-name="P167">8. <text:span text:style-name="T138">System updates </text:span><text:span text:style-name="T155">staff member’s</text:span><text:span text:style-name="T138"> data.</text:span></text:p>
      <text:p text:style-name="P168">9. <text:span text:style-name="T140">System displays a message indicating that the update was successful.</text:span></text:p>
      <text:p text:style-name="P168"/>
      <text:p text:style-name="P169">Extensions</text:p>
      <text:p text:style-name="P170">7a. <text:span text:style-name="T141">Edits Violate Constraints</text:span></text:p>
      <text:list text:continue-numbering="true" text:style-name="L6">
        <text:list-item>
          <text:p text:style-name="P171">System informs admin that for<text:span text:style-name="T142">m input violate constraints.</text:span></text:p>
        </text:list-item>
        <text:list-item>
          <text:p text:style-name="P172">Admin can correct form input or cancel.</text:p>
        </text:list-item>
      </text:list>
      <text:p text:style-name="P173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3:54:39.642596931</meta:creation-date>
    <dc:date>2025-12-01T07:16:38.276623473</dc:date>
    <meta:editing-duration>P1DT8H24M37S</meta:editing-duration>
    <meta:editing-cycles>276</meta:editing-cycles>
    <meta:generator>LibreOffice/25.8.3.2$Linux_X86_64 LibreOffice_project/580$Build-2</meta:generator>
    <meta:print-date>2025-11-28T15:12:58.813942133</meta:print-date>
    <meta:document-statistic meta:table-count="0" meta:image-count="0" meta:object-count="0" meta:page-count="9" meta:paragraph-count="204" meta:word-count="1481" meta:character-count="9667" meta:non-whitespace-character-count="8416"/>
  </office:meta>
</office:document-meta>
</file>